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>
      <style:text-properties fo:font-size="6.5pt" style:font-size-asian="6.5pt" style:font-size-complex="6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pi-support</text:p>
      <text:p text:style-name="P1">acpid</text:p>
      <text:p text:style-name="P1">acroread</text:p>
      <text:p text:style-name="P1">adduser</text:p>
      <text:p text:style-name="P1">adium-theme-ubuntu</text:p>
      <text:p text:style-name="P1">adobe-flashplugin</text:p>
      <text:p text:style-name="P1">adobereader-chs</text:p>
      <text:p text:style-name="P1">aisleriot</text:p>
      <text:p text:style-name="P1">akonadi-server</text:p>
      <text:p text:style-name="P1">akregator</text:p>
      <text:p text:style-name="P1">alacarte</text:p>
      <text:p text:style-name="P1">alarm-clock</text:p>
      <text:p text:style-name="P1">alien</text:p>
      <text:p text:style-name="P1">alsa-base</text:p>
      <text:p text:style-name="P1">alsa-utils</text:p>
      <text:p text:style-name="P1">amarok</text:p>
      <text:p text:style-name="P1">amarok-common</text:p>
      <text:p text:style-name="P1">amarok-utils</text:p>
      <text:p text:style-name="P1">anacron</text:p>
      <text:p text:style-name="P1">anjuta</text:p>
      <text:p text:style-name="P1">anjuta-common</text:p>
      <text:p text:style-name="P1">app-install-data</text:p>
      <text:p text:style-name="P1">app-install-data-partner</text:p>
      <text:p text:style-name="P1">apparmor</text:p>
      <text:p text:style-name="P1">apparmor-utils</text:p>
      <text:p text:style-name="P1">appmenu-gtk</text:p>
      <text:p text:style-name="P1">apport</text:p>
      <text:p text:style-name="P1">apport-gtk</text:p>
      <text:p text:style-name="P1">apport-kde</text:p>
      <text:p text:style-name="P1">apport-symptoms</text:p>
      <text:p text:style-name="P1">apt</text:p>
      <text:p text:style-name="P1">apt-transport-https</text:p>
      <text:p text:style-name="P1">apt-utils</text:p>
      <text:p text:style-name="P1">apt-xapian-index</text:p>
      <text:p text:style-name="P1">aptdaemon</text:p>
      <text:p text:style-name="P1">aptitude</text:p>
      <text:p text:style-name="P1">apturl</text:p>
      <text:p text:style-name="P1">apturl-common</text:p>
      <text:p text:style-name="P1">apturl-kde</text:p>
      <text:p text:style-name="P1">ark</text:p>
      <text:p text:style-name="P1">aspell</text:p>
      <text:p text:style-name="P1">aspell-en</text:p>
      <text:p text:style-name="P1">asymptote</text:p>
      <text:p text:style-name="P1">asymptote-doc</text:p>
      <text:p text:style-name="P1">at</text:p>
      <text:p text:style-name="P1">at-spi</text:p>
      <text:p text:style-name="P1">auctex</text:p>
      <text:p text:style-name="P1">audacity</text:p>
      <text:p text:style-name="P1">audacity-data</text:p>
      <text:p text:style-name="P1">autoconf</text:p>
      <text:p text:style-name="P1">autogen</text:p>
      <text:p text:style-name="P1">automake</text:p>
      <text:p text:style-name="P1">autotools-dev</text:p>
      <text:p text:style-name="P1">avahi-autoipd</text:p>
      <text:p text:style-name="P1">avahi-daemon</text:p>
      <text:p text:style-name="P1">avahi-utils</text:p>
      <text:p text:style-name="P1">avr-libc</text:p>
      <text:p text:style-name="P1">bamfdaemon</text:p>
      <text:p text:style-name="P1">baobab</text:p>
      <text:p text:style-name="P1">base-files</text:p>
      <text:p text:style-name="P1">base-passwd</text:p>
      <text:p text:style-name="P1">bash</text:p>
      <text:p text:style-name="P1">bash-completion</text:p>
      <text:p text:style-name="P1">bc</text:p>
      <text:p text:style-name="P1">bcc</text:p>
      <text:p text:style-name="P1">bcmwl-modaliases</text:p>
      <text:p text:style-name="P1">bin86</text:p>
      <text:p text:style-name="P1">bind9</text:p>
      <text:p text:style-name="P1">bind9-host</text:p>
      <text:p text:style-name="P1">binfmt-support</text:p>
      <text:p text:style-name="P1">binutils</text:p>
      <text:p text:style-name="P1">binutils-avr</text:p>
      <text:p text:style-name="P1">bison</text:p>
      <text:p text:style-name="P1">black-box</text:p>
      <text:p text:style-name="P1">bless</text:p>
      <text:p text:style-name="P1">blt</text:p>
      <text:p text:style-name="P1">bluedevil</text:p>
      <text:p text:style-name="P1">blueman</text:p>
      <text:p text:style-name="P1">bluez</text:p>
      <text:p text:style-name="P1">bluez-alsa</text:p>
      <text:p text:style-name="P1">bluez-gstreamer</text:p>
      <text:p text:style-name="P1">bogofilter</text:p>
      <text:p text:style-name="P1">bogofilter-bdb</text:p>
      <text:p text:style-name="P1">bogofilter-common</text:p>
      <text:p text:style-name="P1">branding-ubuntu</text:p>
      <text:p text:style-name="P1">brasero</text:p>
      <text:p text:style-name="P1">brasero-cdrkit</text:p>
      <text:p text:style-name="P1">brasero-common</text:p>
      <text:p text:style-name="P1">brltty</text:p>
      <text:p text:style-name="P1">brltty-x11</text:p>
      <text:p text:style-name="P1">browser-plugin-gnash</text:p>
      <text:p text:style-name="P1">bsd-mailx</text:p>
      <text:p text:style-name="P1">bsdmainutils</text:p>
      <text:p text:style-name="P1">bsdutils</text:p>
      <text:p text:style-name="P1">build-essential</text:p>
      <text:p text:style-name="P1">busybox-initramfs</text:p>
      <text:p text:style-name="P1">busybox-static</text:p>
      <text:p text:style-name="P1">byobu</text:p>
      <text:p text:style-name="P1">bzip2</text:p>
      <text:p text:style-name="P1">bzr</text:p>
      <text:p text:style-name="P1">bzrtools</text:p>
      <text:p text:style-name="P1">ca-certificates</text:p>
      <text:p text:style-name="P1">ca-certificates-java</text:p>
      <text:p text:style-name="P1">cabextract</text:p>
      <text:p text:style-name="P1">calibre</text:p>
      <text:p text:style-name="P1">calibre-bin</text:p>
      <text:p text:style-name="P1">cameramonitor</text:p>
      <text:p text:style-name="P1">camlp4</text:p>
      <text:p text:style-name="P1">capplets-data</text:p>
      <text:p text:style-name="P1">cdbs</text:p>
      <text:p text:style-name="P1">cdparanoia</text:p>
      <text:p text:style-name="P1">cdrdao</text:p>
      <text:p text:style-name="P1">cervisia</text:p>
      <text:p text:style-name="P1">checkbox</text:p>
      <text:p text:style-name="P1">checkbox-gtk</text:p>
      <text:p text:style-name="P1">checkgmail</text:p>
      <text:p text:style-name="P1">cheese</text:p>
      <text:p text:style-name="P1">cheese-common</text:p>
      <text:p text:style-name="P1">chkconfig</text:p>
      <text:p text:style-name="P1">chm2pdf</text:p>
      <text:p text:style-name="P1">chmsee</text:p>
      <text:p text:style-name="P1">chromium-browser</text:p>
      <text:p text:style-name="P1">chromium-browser-inspector</text:p>
      <text:p text:style-name="P1">chromium-browser-l10n</text:p>
      <text:p text:style-name="P1">chromium-codecs-ffmpeg</text:p>
      <text:p text:style-name="P1">cl-asdf</text:p>
      <text:p text:style-name="P1">cli-common</text:p>
      <text:p text:style-name="P1">clisp</text:p>
      <text:p text:style-name="P1">cmake</text:p>
      <text:p text:style-name="P1">cmake-data</text:p>
      <text:p text:style-name="P1">comerr-dev</text:p>
      <text:p text:style-name="P1">command-not-found</text:p>
      <text:p text:style-name="P1">command-not-found-data</text:p>
      <text:p text:style-name="P1">common-lisp-controller</text:p>
      <text:p text:style-name="P1">compiz</text:p>
      <text:p text:style-name="P1">compiz-core</text:p>
      <text:p text:style-name="P1">compiz-fusion-plugins-main</text:p>
      <text:p text:style-name="P1">compiz-gnome</text:p>
      <text:p text:style-name="P1">compiz-plugins</text:p>
      <text:p text:style-name="P1">compizconfig-backend-gconf</text:p>
      <text:p text:style-name="P1">computer-janitor</text:p>
      <text:p text:style-name="P1">computer-janitor-gtk</text:p>
      <text:p text:style-name="P1">console-common</text:p>
      <text:p text:style-name="P1">console-data</text:p>
      <text:p text:style-name="P1">console-setup</text:p>
      <text:p text:style-name="P1">console-terminus</text:p>
      <text:p text:style-name="P1">consolekit</text:p>
      <text:p text:style-name="P1">context</text:p>
      <text:p text:style-name="P1">convmv</text:p>
      <text:p text:style-name="P1">coreutils</text:p>
      <text:p text:style-name="P1">couchdb-bin</text:p>
      <text:p text:style-name="P1">cpio</text:p>
      <text:p text:style-name="P1">cpp</text:p>
      <text:p text:style-name="P1">cpp-4.4</text:p>
      <text:p text:style-name="P1">cpu-checker</text:p>
      <text:p text:style-name="P1">crash</text:p>
      <text:p text:style-name="P1">cron</text:p>
      <text:p text:style-name="P1">cups</text:p>
      <text:p text:style-name="P1">cups-bsd</text:p>
      <text:p text:style-name="P1">cups-client</text:p>
      <text:p text:style-name="P1">cups-common</text:p>
      <text:p text:style-name="P1">cups-driver-gutenprint</text:p>
      <text:p text:style-name="P1">cups-ppdc</text:p>
      <text:p text:style-name="P1">curl</text:p>
      <text:p text:style-name="P1">cvs</text:p>
      <text:p text:style-name="P1">cvsservice</text:p>
      <text:p text:style-name="P1">dash</text:p>
      <text:p text:style-name="P1">davmail</text:p>
      <text:p text:style-name="P1">dblatex</text:p>
      <text:p text:style-name="P1">dbus</text:p>
      <text:p text:style-name="P1">dbus-x11</text:p>
      <text:p text:style-name="P1">dc</text:p>
      <text:p text:style-name="P1">dctrl-tools</text:p>
      <text:p text:style-name="P1">debconf</text:p>
      <text:p text:style-name="P1">debconf-i18n</text:p>
      <text:p text:style-name="P1">debhelper</text:p>
      <text:p text:style-name="P1">debianutils</text:p>
      <text:p text:style-name="P1">debootstrap</text:p>
      <text:p text:style-name="P1">defoma</text:p>
      <text:p text:style-name="P1">desktop-file-utils</text:p>
      <text:p text:style-name="P1">desktopcouch</text:p>
      <text:p text:style-name="P1">devhelp</text:p>
      <text:p text:style-name="P1">devhelp-common</text:p>
      <text:p text:style-name="P1">devscripts</text:p>
      <text:p text:style-name="P1">dh-make</text:p>
      <text:p text:style-name="P1">dhcp3-client</text:p>
      <text:p text:style-name="P1">dhcp3-common</text:p>
      <text:p text:style-name="P1">dict</text:p>
      <text:p text:style-name="P1">dict-gcide</text:p>
      <text:p text:style-name="P1">dict-wn</text:p>
      <text:p text:style-name="P1">dictd</text:p>
      <text:p text:style-name="P1">dictionaries-common</text:p>
      <text:p text:style-name="P1">dictzip</text:p>
      <text:p text:style-name="P1">diff</text:p>
      <text:p text:style-name="P1">diffstat</text:p>
      <text:p text:style-name="P1">diffutils</text:p>
      <text:p text:style-name="P1">dkms</text:p>
      <text:p text:style-name="P1">dmidecode</text:p>
      <text:p text:style-name="P1">dmsetup</text:p>
      <text:p text:style-name="P1">dmz-cursor-theme</text:p>
      <text:p text:style-name="P1">dnsmasq-base</text:p>
      <text:p text:style-name="P1">dnsutils</text:p>
      <text:p text:style-name="P1">doc-base</text:p>
      <text:p text:style-name="P1">docbook-defguide</text:p>
      <text:p text:style-name="P1">docbook-xml</text:p>
      <text:p text:style-name="P1">docbook-xsl</text:p>
      <text:p text:style-name="P1">docbook-xsl-doc-html</text:p>
      <text:p text:style-name="P1">dolphin</text:p>
      <text:p text:style-name="P1">dosfstools</text:p>
      <text:p text:style-name="P1">dpkg</text:p>
      <text:p text:style-name="P1">dpkg-dev</text:p>
      <text:p text:style-name="P1">dput</text:p>
      <text:p text:style-name="P1">dragonplayer</text:p>
      <text:p text:style-name="P1">dvd+rw-tools</text:p>
      <text:p text:style-name="P1">dvipng</text:p>
      <text:p text:style-name="P1">e2fslibs</text:p>
      <text:p text:style-name="P1">e2fsprogs</text:p>
      <text:p text:style-name="P1">easytag</text:p>
      <text:p text:style-name="P1">ecl</text:p>
      <text:p text:style-name="P1">ed</text:p>
      <text:p text:style-name="P1">eject</text:p>
      <text:p text:style-name="P1">elks-libc</text:p>
      <text:p text:style-name="P1">emacs23</text:p>
      <text:p text:style-name="P1">emacs23-bin-common</text:p>
      <text:p text:style-name="P1">emacs23-common</text:p>
      <text:p text:style-name="P1">emacsen-common</text:p>
      <text:p text:style-name="P1">empathy</text:p>
      <text:p text:style-name="P1">empathy-common</text:p>
      <text:p text:style-name="P1">eog</text:p>
      <text:p text:style-name="P1">erlang-base</text:p>
      <text:p text:style-name="P1">erlang-crypto</text:p>
      <text:p text:style-name="P1">erlang-inets</text:p>
      <text:p text:style-name="P1">erlang-mnesia</text:p>
      <text:p text:style-name="P1">erlang-public-key</text:p>
      <text:p text:style-name="P1">erlang-runtime-tools</text:p>
      <text:p text:style-name="P1">erlang-ssl</text:p>
      <text:p text:style-name="P1">erlang-syntax-tools</text:p>
      <text:p text:style-name="P1">erlang-xmerl</text:p>
      <text:p text:style-name="P1">esound-clients</text:p>
      <text:p text:style-name="P1">esound-common</text:p>
      <text:p text:style-name="P1">espeak</text:p>
      <text:p text:style-name="P1">espeak-data</text:p>
      <text:p text:style-name="P1">ethtool</text:p>
      <text:p text:style-name="P1">evince</text:p>
      <text:p text:style-name="P1">evince-common</text:p>
      <text:p text:style-name="P1">evolution</text:p>
      <text:p text:style-name="P1">evolution-common</text:p>
      <text:p text:style-name="P1">evolution-couchdb</text:p>
      <text:p text:style-name="P1">evolution-data-server</text:p>
      <text:p text:style-name="P1">evolution-data-server-common</text:p>
      <text:p text:style-name="P1">evolution-exchange</text:p>
      <text:p text:style-name="P1">evolution-indicator</text:p>
      <text:p text:style-name="P1">evolution-plugins</text:p>
      <text:p text:style-name="P1">evolution-plugins-experimental</text:p>
      <text:p text:style-name="P1">evolution-webcal</text:p>
      <text:p text:style-name="P1">example-content</text:p>
      <text:p text:style-name="P1">exiv2</text:p>
      <text:p text:style-name="P1">exuberant-ctags</text:p>
      <text:p text:style-name="P1">fakeroot</text:p>
      <text:p text:style-name="P1">fancontrol</text:p>
      <text:p text:style-name="P1">fdupes</text:p>
      <text:p text:style-name="P1">feynmf</text:p>
      <text:p text:style-name="P1">ffmpeg</text:p>
      <text:p text:style-name="P1">fglrx</text:p>
      <text:p text:style-name="P1">fglrx-modaliases</text:p>
      <text:p text:style-name="P1">file</text:p>
      <text:p text:style-name="P1">file-roller</text:p>
      <text:p text:style-name="P1">findutils</text:p>
      <text:p text:style-name="P1">finger</text:p>
      <text:p text:style-name="P1">firefox</text:p>
      <text:p text:style-name="P1">firefox-branding</text:p>
      <text:p text:style-name="P1">firefox-gnome-support</text:p>
      <text:p text:style-name="P1">flashplugin-nonfree-extrasound</text:p>
      <text:p text:style-name="P1">fontconfig</text:p>
      <text:p text:style-name="P1">fontconfig-config</text:p>
      <text:p text:style-name="P1">foomatic-db-engine</text:p>
      <text:p text:style-name="P1">foomatic-filters</text:p>
      <text:p text:style-name="P1">fortune-mod</text:p>
      <text:p text:style-name="P1">freeglut3</text:p>
      <text:p text:style-name="P1">freepats</text:p>
      <text:p text:style-name="P1">friendly-recovery</text:p>
      <text:p text:style-name="P1">ftp</text:p>
      <text:p text:style-name="P1">fuse-utils</text:p>
      <text:p text:style-name="P1">g++</text:p>
      <text:p text:style-name="P1">g++-4.4</text:p>
      <text:p text:style-name="P1">gamin</text:p>
      <text:p text:style-name="P1">gawk</text:p>
      <text:p text:style-name="P1">gbrainy</text:p>
      <text:p text:style-name="P1">gcalctool</text:p>
      <text:p text:style-name="P1">gcc</text:p>
      <text:p text:style-name="P1">gcc-4.4</text:p>
      <text:p text:style-name="P1">gcc-4.4-base</text:p>
      <text:p text:style-name="P1">gcc-4.5-base</text:p>
      <text:p text:style-name="P1">gcc-avr</text:p>
      <text:p text:style-name="P1">gcj-4.4-base</text:p>
      <text:p text:style-name="P1">gcj-4.4-jre-headless</text:p>
      <text:p text:style-name="P1">gcj-4.4-jre-lib</text:p>
      <text:p text:style-name="P1">gcj-4.5-base</text:p>
      <text:p text:style-name="P1">gcj-4.5-jre-lib</text:p>
      <text:p text:style-name="P1">gconf-defaults-service</text:p>
      <text:p text:style-name="P1">gconf-editor</text:p>
      <text:p text:style-name="P1">gconf2</text:p>
      <text:p text:style-name="P1">gconf2-common</text:p>
      <text:p text:style-name="P1">gdb</text:p>
      <text:p text:style-name="P1">gdebi-core</text:p>
      <text:p text:style-name="P1">gdebi-kde</text:p>
      <text:p text:style-name="P1">gdm</text:p>
      <text:p text:style-name="P1">gdm-guest-session</text:p>
      <text:p text:style-name="P1">gedit</text:p>
      <text:p text:style-name="P1">gedit-common</text:p>
      <text:p text:style-name="P1">genesis</text:p>
      <text:p text:style-name="P1">genisoimage</text:p>
      <text:p text:style-name="P1">geoip-database</text:p>
      <text:p text:style-name="P1">gettext</text:p>
      <text:p text:style-name="P1">gettext-base</text:p>
      <text:p text:style-name="P1">gfxboot</text:p>
      <text:p text:style-name="P1">ghc6</text:p>
      <text:p text:style-name="P1">ghc6-doc</text:p>
      <text:p text:style-name="P1">ghc6-prof</text:p>
      <text:p text:style-name="P1">ghex</text:p>
      <text:p text:style-name="P1">ghostscript</text:p>
      <text:p text:style-name="P1">ghostscript-x</text:p>
      <text:p text:style-name="P1">gir1.0-atk-1.0</text:p>
      <text:p text:style-name="P1">gir1.0-clutter-1.0</text:p>
      <text:p text:style-name="P1">gir1.0-freedesktop</text:p>
      <text:p text:style-name="P1">gir1.0-gconf-2.0</text:p>
      <text:p text:style-name="P1">gir1.0-gdkpixbuf-2.0</text:p>
      <text:p text:style-name="P1">gir1.0-glib-2.0</text:p>
      <text:p text:style-name="P1">gir1.0-gtk-2.0</text:p>
      <text:p text:style-name="P1">gir1.0-json-glib-1.0</text:p>
      <text:p text:style-name="P1">gir1.0-mutter-2.31</text:p>
      <text:p text:style-name="P1">gir1.0-pango-1.0</text:p>
      <text:p text:style-name="P1">git</text:p>
      <text:p text:style-name="P1">git-man</text:p>
      <text:p text:style-name="P1">gjs</text:p>
      <text:p text:style-name="P1">gksu</text:p>
      <text:p text:style-name="P1">glade</text:p>
      <text:p text:style-name="P1">glade-gnome</text:p>
      <text:p text:style-name="P1">gmail-notify</text:p>
      <text:p text:style-name="P1">gnash</text:p>
      <text:p text:style-name="P1">gnash-common</text:p>
      <text:p text:style-name="P1">gnome-about</text:p>
      <text:p text:style-name="P1">gnome-accessibility-themes</text:p>
      <text:p text:style-name="P1">gnome-applets</text:p>
      <text:p text:style-name="P1">gnome-applets-data</text:p>
      <text:p text:style-name="P1">gnome-bluetooth</text:p>
      <text:p text:style-name="P1">gnome-codec-install</text:p>
      <text:p text:style-name="P1">gnome-common</text:p>
      <text:p text:style-name="P1">gnome-control-center</text:p>
      <text:p text:style-name="P1">gnome-desktop-data</text:p>
      <text:p text:style-name="P1">gnome-dictionary</text:p>
      <text:p text:style-name="P1">gnome-disk-utility</text:p>
      <text:p text:style-name="P1">gnome-doc-utils</text:p>
      <text:p text:style-name="P1">gnome-games-common</text:p>
      <text:p text:style-name="P1">gnome-icon-theme</text:p>
      <text:p text:style-name="P1">gnome-keyring</text:p>
      <text:p text:style-name="P1">gnome-mag</text:p>
      <text:p text:style-name="P1">gnome-mahjongg</text:p>
      <text:p text:style-name="P1">gnome-media</text:p>
      <text:p text:style-name="P1">gnome-media-common</text:p>
      <text:p text:style-name="P1">gnome-menus</text:p>
      <text:p text:style-name="P1">gnome-mime-data</text:p>
      <text:p text:style-name="P1">gnome-nettool</text:p>
      <text:p text:style-name="P1">gnome-orca</text:p>
      <text:p text:style-name="P1">gnome-panel</text:p>
      <text:p text:style-name="P1">gnome-panel-data</text:p>
      <text:p text:style-name="P1">gnome-power-manager</text:p>
      <text:p text:style-name="P1">gnome-rdp</text:p>
      <text:p text:style-name="P1">gnome-screensaver</text:p>
      <text:p text:style-name="P1">gnome-screenshot</text:p>
      <text:p text:style-name="P1">gnome-search-tool</text:p>
      <text:p text:style-name="P1">gnome-session</text:p>
      <text:p text:style-name="P1">gnome-session-bin</text:p>
      <text:p text:style-name="P1">gnome-session-canberra</text:p>
      <text:p text:style-name="P1">gnome-session-common</text:p>
      <text:p text:style-name="P1">gnome-settings-daemon</text:p>
      <text:p text:style-name="P1">gnome-shell</text:p>
      <text:p text:style-name="P1">gnome-sudoku</text:p>
      <text:p text:style-name="P1">gnome-system-log</text:p>
      <text:p text:style-name="P1">gnome-system-monitor</text:p>
      <text:p text:style-name="P1">gnome-system-tools</text:p>
      <text:p text:style-name="P1">gnome-terminal</text:p>
      <text:p text:style-name="P1">gnome-terminal-data</text:p>
      <text:p text:style-name="P1">gnome-themes-selected</text:p>
      <text:p text:style-name="P1">gnome-themes-ubuntu</text:p>
      <text:p text:style-name="P1">gnome-user-guide</text:p>
      <text:p text:style-name="P1">gnome-user-guide-zh</text:p>
      <text:p text:style-name="P1">gnome-utils</text:p>
      <text:p text:style-name="P1">gnome-utils-common</text:p>
      <text:p text:style-name="P1">gnome3-session</text:p>
      <text:p text:style-name="P1">gnomine</text:p>
      <text:p text:style-name="P1">gnupg</text:p>
      <text:p text:style-name="P1">gnupg-agent</text:p>
      <text:p text:style-name="P1">gnupg2</text:p>
      <text:p text:style-name="P1">goldendict</text:p>
      <text:p text:style-name="P1">goldendict-wordnet</text:p>
      <text:p text:style-name="P1">google-talkplugin</text:p>
      <text:p text:style-name="P1">googleearth-package</text:p>
      <text:p text:style-name="P1">gperf</text:p>
      <text:p text:style-name="P1">gpgv</text:p>
      <text:p text:style-name="P1">gpsim</text:p>
      <text:p text:style-name="P1">gpsim-doc</text:p>
      <text:p text:style-name="P1">gputils</text:p>
      <text:p text:style-name="P1">gputils-common</text:p>
      <text:p text:style-name="P1">gputils-doc</text:p>
      <text:p text:style-name="P1">grep</text:p>
      <text:p text:style-name="P1">groff</text:p>
      <text:p text:style-name="P1">groff-base</text:p>
      <text:p text:style-name="P1">grub-common</text:p>
      <text:p text:style-name="P1">grub-pc</text:p>
      <text:p text:style-name="P1">gsfonts</text:p>
      <text:p text:style-name="P1">gsfonts-x11</text:p>
      <text:p text:style-name="P1">gstreamer0.10-alsa</text:p>
      <text:p text:style-name="P1">gstreamer0.10-ffmpeg</text:p>
      <text:p text:style-name="P1">gstreamer0.10-fluendo-mp3</text:p>
      <text:p text:style-name="P1">gstreamer0.10-gnonlin</text:p>
      <text:p text:style-name="P1">gstreamer0.10-nice</text:p>
      <text:p text:style-name="P1">gstreamer0.10-pitfdll</text:p>
      <text:p text:style-name="P1">gstreamer0.10-plugins-bad</text:p>
      <text:p text:style-name="P1">gstreamer0.10-plugins-bad-multiverse</text:p>
      <text:p text:style-name="P1">gstreamer0.10-plugins-base</text:p>
      <text:p text:style-name="P1">gstreamer0.10-plugins-base-apps</text:p>
      <text:p text:style-name="P1">gstreamer0.10-plugins-good</text:p>
      <text:p text:style-name="P1">gstreamer0.10-plugins-ugly</text:p>
      <text:p text:style-name="P1">gstreamer0.10-plugins-ugly-multiverse</text:p>
      <text:p text:style-name="P1">gstreamer0.10-pulseaudio</text:p>
      <text:p text:style-name="P1">gstreamer0.10-tools</text:p>
      <text:p text:style-name="P1">gstreamer0.10-x</text:p>
      <text:p text:style-name="P1">gtk2-engines</text:p>
      <text:p text:style-name="P1">gtk2-engines-murrine</text:p>
      <text:p text:style-name="P1">gtk2-engines-pixbuf</text:p>
      <text:p text:style-name="P1">gtk2-engines-qtcurve</text:p>
      <text:p text:style-name="P1">gucharmap</text:p>
      <text:p text:style-name="P1">guile-1.8</text:p>
      <text:p text:style-name="P1">guile-1.8-libs</text:p>
      <text:p text:style-name="P1">gvfs</text:p>
      <text:p text:style-name="P1">gvfs-backends</text:p>
      <text:p text:style-name="P1">gvfs-fuse</text:p>
      <text:p text:style-name="P1">gwenview</text:p>
      <text:p text:style-name="P1">gwibber</text:p>
      <text:p text:style-name="P1">gwibber-service</text:p>
      <text:p text:style-name="P1">gzip</text:p>
      <text:p text:style-name="P1">hal</text:p>
      <text:p text:style-name="P1">hal-info</text:p>
      <text:p text:style-name="P1">haskell-doc</text:p>
      <text:p text:style-name="P1">haskell98-report</text:p>
      <text:p text:style-name="P1">haskell98-tutorial</text:p>
      <text:p text:style-name="P1">hdparm</text:p>
      <text:p text:style-name="P1">hedgewars</text:p>
      <text:p text:style-name="P1">hicolor-icon-theme</text:p>
      <text:p text:style-name="P1">hostname</text:p>
      <text:p text:style-name="P1">hpijs</text:p>
      <text:p text:style-name="P1">hplip</text:p>
      <text:p text:style-name="P1">hplip-data</text:p>
      <text:p text:style-name="P1">html2text</text:p>
      <text:p text:style-name="P1">htmldoc</text:p>
      <text:p text:style-name="P1">htmldoc-common</text:p>
      <text:p text:style-name="P1">humanity-icon-theme</text:p>
      <text:p text:style-name="P1">hunspell-en-us</text:p>
      <text:p text:style-name="P1">hwdata</text:p>
      <text:p text:style-name="P1">iamerican</text:p>
      <text:p text:style-name="P1">iasl</text:p>
      <text:p text:style-name="P1">ibus</text:p>
      <text:p text:style-name="P1">ibus-gtk</text:p>
      <text:p text:style-name="P1">ibus-pinyin</text:p>
      <text:p text:style-name="P1">ibus-pinyin-db-android</text:p>
      <text:p text:style-name="P1">ibus-qt4</text:p>
      <text:p text:style-name="P1">ibus-sunpinyin</text:p>
      <text:p text:style-name="P1">ibus-table</text:p>
      <text:p text:style-name="P1">ibus-table-wubi</text:p>
      <text:p text:style-name="P1">icedtea-6-jre-cacao</text:p>
      <text:p text:style-name="P1">icedtea6-plugin</text:p>
      <text:p text:style-name="P1">icoutils</text:p>
      <text:p text:style-name="P1">ifupdown</text:p>
      <text:p text:style-name="P1">im-switch</text:p>
      <text:p text:style-name="P1">imagemagick</text:p>
      <text:p text:style-name="P1">indicator-applet</text:p>
      <text:p text:style-name="P1">indicator-applet-session</text:p>
      <text:p text:style-name="P1">indicator-application</text:p>
      <text:p text:style-name="P1">indicator-appmenu</text:p>
      <text:p text:style-name="P1">indicator-me</text:p>
      <text:p text:style-name="P1">indicator-messages</text:p>
      <text:p text:style-name="P1">indicator-session</text:p>
      <text:p text:style-name="P1">indicator-sound</text:p>
      <text:p text:style-name="P1">info</text:p>
      <text:p text:style-name="P1">initramfs-tools</text:p>
      <text:p text:style-name="P1">initramfs-tools-bin</text:p>
      <text:p text:style-name="P1">initscripts</text:p>
      <text:p text:style-name="P1">inputattach</text:p>
      <text:p text:style-name="P1">insserv</text:p>
      <text:p text:style-name="P1">install-info</text:p>
      <text:p text:style-name="P1">intel-gpu-tools</text:p>
      <text:p text:style-name="P1">intltool</text:p>
      <text:p text:style-name="P1">intltool-debian</text:p>
      <text:p text:style-name="P1">iproute</text:p>
      <text:p text:style-name="P1">iptables</text:p>
      <text:p text:style-name="P1">iputils-arping</text:p>
      <text:p text:style-name="P1">iputils-ping</text:p>
      <text:p text:style-name="P1">iputils-tracepath</text:p>
      <text:p text:style-name="P1">irqbalance</text:p>
      <text:p text:style-name="P1">iso-codes</text:p>
      <text:p text:style-name="P1">java-common</text:p>
      <text:p text:style-name="P1">jockey-common</text:p>
      <text:p text:style-name="P1">jockey-gtk</text:p>
      <text:p text:style-name="P1">jockey-kde</text:p>
      <text:p text:style-name="P1">k3b</text:p>
      <text:p text:style-name="P1">k3b-data</text:p>
      <text:p text:style-name="P1">kaddressbook</text:p>
      <text:p text:style-name="P1">kamera</text:p>
      <text:p text:style-name="P1">kate</text:p>
      <text:p text:style-name="P1">kbd</text:p>
      <text:p text:style-name="P1">kbibtex</text:p>
      <text:p text:style-name="P1">kcalc</text:p>
      <text:p text:style-name="P1">kde-config-gtk</text:p>
      <text:p text:style-name="P1">kde-config-touchpad</text:p>
      <text:p text:style-name="P1">kde-l10n-zhcn</text:p>
      <text:p text:style-name="P1">kde-window-manager</text:p>
      <text:p text:style-name="P1">kde-zeroconf</text:p>
      <text:p text:style-name="P1">kdebase-bin</text:p>
      <text:p text:style-name="P1">kdebase-data</text:p>
      <text:p text:style-name="P1">kdebase-runtime</text:p>
      <text:p text:style-name="P1">kdebase-runtime-data</text:p>
      <text:p text:style-name="P1">kdebase-workspace</text:p>
      <text:p text:style-name="P1">kdebase-workspace-bin</text:p>
      <text:p text:style-name="P1">kdebase-workspace-data</text:p>
      <text:p text:style-name="P1"><text:soft-page-break/>kdebase-workspace-kgreet-plugins</text:p>
      <text:p text:style-name="P1">kdeedu-kvtml-data</text:p>
      <text:p text:style-name="P1">kdegraphics-libs-data</text:p>
      <text:p text:style-name="P1">kdegraphics-strigi-plugins</text:p>
      <text:p text:style-name="P1">kdelibs-bin</text:p>
      <text:p text:style-name="P1">kdelibs-data</text:p>
      <text:p text:style-name="P1">kdelibs4c2a</text:p>
      <text:p text:style-name="P1">kdelibs5</text:p>
      <text:p text:style-name="P1">kdelibs5-data</text:p>
      <text:p text:style-name="P1">kdelibs5-plugins</text:p>
      <text:p text:style-name="P1">kdemultimedia-kio-plugins</text:p>
      <text:p text:style-name="P1">kdepasswd</text:p>
      <text:p text:style-name="P1">kdepim-groupware</text:p>
      <text:p text:style-name="P1">kdepim-kresources</text:p>
      <text:p text:style-name="P1">kdepim-runtime</text:p>
      <text:p text:style-name="P1">kdepim-strigi-plugins</text:p>
      <text:p text:style-name="P1">kdepim-wizards</text:p>
      <text:p text:style-name="P1">kdepimlibs-kio-plugins</text:p>
      <text:p text:style-name="P1">kdesudo</text:p>
      <text:p text:style-name="P1">kdm</text:p>
      <text:p text:style-name="P1">kdoctools</text:p>
      <text:p text:style-name="P1">kerneloops-daemon</text:p>
      <text:p text:style-name="P1">kexec-tools</text:p>
      <text:p text:style-name="P1">kfilereplace-kde3</text:p>
      <text:p text:style-name="P1">kfind</text:p>
      <text:p text:style-name="P1">khelpcenter4</text:p>
      <text:p text:style-name="P1">kile</text:p>
      <text:p text:style-name="P1">kile-doc</text:p>
      <text:p text:style-name="P1">kinfocenter</text:p>
      <text:p text:style-name="P1">kiso</text:p>
      <text:p text:style-name="P1">klibc-utils</text:p>
      <text:p text:style-name="P1">klinkstatus-kde3</text:p>
      <text:p text:style-name="P1">klipper</text:p>
      <text:p text:style-name="P1">kmag</text:p>
      <text:p text:style-name="P1">kmail</text:p>
      <text:p text:style-name="P1">kmix</text:p>
      <text:p text:style-name="P1">kmousetool</text:p>
      <text:p text:style-name="P1">knm-runtime</text:p>
      <text:p text:style-name="P1">knotes</text:p>
      <text:p text:style-name="P1">kommander-kde3</text:p>
      <text:p text:style-name="P1">kompare</text:p>
      <text:p text:style-name="P1">kompozer</text:p>
      <text:p text:style-name="P1">kompozer-data</text:p>
      <text:p text:style-name="P1">konsole</text:p>
      <text:p text:style-name="P1">kontact</text:p>
      <text:p text:style-name="P1">kopete</text:p>
      <text:p text:style-name="P1">kopete-message-indicator</text:p>
      <text:p text:style-name="P1">korganizer</text:p>
      <text:p text:style-name="P1">kpackagekit</text:p>
      <text:p text:style-name="P1">kppp</text:p>
      <text:p text:style-name="P1">krb5-multidev</text:p>
      <text:p text:style-name="P1">krdc</text:p>
      <text:p text:style-name="P1">krfb</text:p>
      <text:p text:style-name="P1">krosspython</text:p>
      <text:p text:style-name="P1">ksnapshot</text:p>
      <text:p text:style-name="P1">ksysguard</text:p>
      <text:p text:style-name="P1">ksysguardd</text:p>
      <text:p text:style-name="P1">ksystemlog</text:p>
      <text:p text:style-name="P1">ktimetracker</text:p>
      <text:p text:style-name="P1">ktorrent</text:p>
      <text:p text:style-name="P1">ktorrent-data</text:p>
      <text:p text:style-name="P1">kubuntu-debug-installer</text:p>
      <text:p text:style-name="P1">kubuntu-default-settings</text:p>
      <text:p text:style-name="P1">kubuntu-docs</text:p>
      <text:p text:style-name="P1">kubuntu-firefox-installer</text:p>
      <text:p text:style-name="P1">kubuntu-konqueror-shortcuts</text:p>
      <text:p text:style-name="P1">kubuntu-netbook-default-settings</text:p>
      <text:p text:style-name="P1">kubuntu-notification-helper</text:p>
      <text:p text:style-name="P1">kvkbd</text:p>
      <text:p text:style-name="P1">kwalletmanager</text:p>
      <text:p text:style-name="P1">lacheck</text:p>
      <text:p text:style-name="P1">language-pack-gnome-zh-hans</text:p>
      <text:p text:style-name="P1">language-pack-gnome-zh-hans-base</text:p>
      <text:p text:style-name="P1">language-pack-kde-zh-hans</text:p>
      <text:p text:style-name="P1">language-pack-kde-zh-hans-base</text:p>
      <text:p text:style-name="P1">language-pack-zh-hans</text:p>
      <text:p text:style-name="P1">language-pack-zh-hans-base</text:p>
      <text:p text:style-name="P1">language-selector</text:p>
      <text:p text:style-name="P1">language-selector-common</text:p>
      <text:p text:style-name="P1">language-selector-qt</text:p>
      <text:p text:style-name="P1">language-support-fonts-zh-hans</text:p>
      <text:p text:style-name="P1">language-support-input-zh-hans</text:p>
      <text:p text:style-name="P1">laptop-detect</text:p>
      <text:p text:style-name="P1">latex-beamer</text:p>
      <text:p text:style-name="P1">latex-xcolor</text:p>
      <text:p text:style-name="P1">latex2html</text:p>
      <text:p text:style-name="P1">launchpad-integration</text:p>
      <text:p text:style-name="P1">ldap2dns</text:p>
      <text:p text:style-name="P1">ledit</text:p>
      <text:p text:style-name="P1">less</text:p>
      <text:p text:style-name="P1">lftp</text:p>
      <text:p text:style-name="P1">liba52-0.7.4</text:p>
      <text:p text:style-name="P1">libaa1</text:p>
      <text:p text:style-name="P1">libaa1-dev</text:p>
      <text:p text:style-name="P1">libaccess-bridge-java</text:p>
      <text:p text:style-name="P1">libaccess-bridge-java-jni</text:p>
      <text:p text:style-name="P1">libacl1</text:p>
      <text:p text:style-name="P1">libakonadi-contact4</text:p>
      <text:p text:style-name="P1">libakonadi-kabc4</text:p>
      <text:p text:style-name="P1">libakonadi-kcal4</text:p>
      <text:p text:style-name="P1">libakonadi-kde4</text:p>
      <text:p text:style-name="P1">libakonadi-kmime4</text:p>
      <text:p text:style-name="P1">libakonadiprivate1</text:p>
      <text:p text:style-name="P1">libalgorithm-diff-perl</text:p>
      <text:p text:style-name="P1">libalgorithm-merge-perl</text:p>
      <text:p text:style-name="P1">libanthy0</text:p>
      <text:p text:style-name="P1">libao-common</text:p>
      <text:p text:style-name="P1">libao4</text:p>
      <text:p text:style-name="P1">libapparmor-perl</text:p>
      <text:p text:style-name="P1">libapparmor1</text:p>
      <text:p text:style-name="P1">libappindicator0.1-cil</text:p>
      <text:p text:style-name="P1">libappindicator1</text:p>
      <text:p text:style-name="P1">libapr1</text:p>
      <text:p text:style-name="P1">libaprutil1</text:p>
      <text:p text:style-name="P1">libapt-pkg-perl</text:p>
      <text:p text:style-name="P1">libarchive1</text:p>
      <text:p text:style-name="P1">libart-2.0-2</text:p>
      <text:p text:style-name="P1">libart-2.0-dev</text:p>
      <text:p text:style-name="P1">libart2.0-cil</text:p>
      <text:p text:style-name="P1">libasound2</text:p>
      <text:p text:style-name="P1">libasound2-dev</text:p>
      <text:p text:style-name="P1">libasound2-plugins</text:p>
      <text:p text:style-name="P1">libaspell15</text:p>
      <text:p text:style-name="P1">libass4</text:p>
      <text:p text:style-name="P1">libatasmart4</text:p>
      <text:p text:style-name="P1">libatk1.0-0</text:p>
      <text:p text:style-name="P1">libatk1.0-data</text:p>
      <text:p text:style-name="P1">libatk1.0-dev</text:p>
      <text:p text:style-name="P1">libatk1.0-doc</text:p>
      <text:p text:style-name="P1">libatm1</text:p>
      <text:p text:style-name="P1">libatspi1.0-0</text:p>
      <text:p text:style-name="P1">libattica0</text:p>
      <text:p text:style-name="P1">libattr1</text:p>
      <text:p text:style-name="P1">libaudio-dev</text:p>
      <text:p text:style-name="P1">libaudio2</text:p>
      <text:p text:style-name="P1">libaudiofile-dev</text:p>
      <text:p text:style-name="P1">libaudiofile0</text:p>
      <text:p text:style-name="P1">libaudit0</text:p>
      <text:p text:style-name="P1">libauthen-sasl-perl</text:p>
      <text:p text:style-name="P1">libavahi-client-dev</text:p>
      <text:p text:style-name="P1">libavahi-client3</text:p>
      <text:p text:style-name="P1">libavahi-common-data</text:p>
      <text:p text:style-name="P1">libavahi-common-dev</text:p>
      <text:p text:style-name="P1">libavahi-common3</text:p>
      <text:p text:style-name="P1">libavahi-core7</text:p>
      <text:p text:style-name="P1">libavahi-glib-dev</text:p>
      <text:p text:style-name="P1">libavahi-glib1</text:p>
      <text:p text:style-name="P1">libavahi-gobject0</text:p>
      <text:p text:style-name="P1">libavahi-qt3-1</text:p>
      <text:p text:style-name="P1">libavahi-ui0</text:p>
      <text:p text:style-name="P1">libavc1394-0</text:p>
      <text:p text:style-name="P1">libavcodec-extra-52</text:p>
      <text:p text:style-name="P1">libavdevice52</text:p>
      <text:p text:style-name="P1">libavfilter1</text:p>
      <text:p text:style-name="P1">libavformat52</text:p>
      <text:p text:style-name="P1">libavutil-extra-50</text:p>
      <text:p text:style-name="P1">libawn1</text:p>
      <text:p text:style-name="P1">libbamf0</text:p>
      <text:p text:style-name="P1">libbcmail-java</text:p>
      <text:p text:style-name="P1">libbcmail-java-gcj</text:p>
      <text:p text:style-name="P1">libbcprov-java</text:p>
      <text:p text:style-name="P1">libbind9-60</text:p>
      <text:p text:style-name="P1">libblkid1</text:p>
      <text:p text:style-name="P1">libbluedevil1</text:p>
      <text:p text:style-name="P1">libbluetooth3</text:p>
      <text:p text:style-name="P1">libbonobo2-0</text:p>
      <text:p text:style-name="P1">libbonobo2-common</text:p>
      <text:p text:style-name="P1">libbonobo2-dev</text:p>
      <text:p text:style-name="P1">libbonoboui2-0</text:p>
      <text:p text:style-name="P1">libbonoboui2-common</text:p>
      <text:p text:style-name="P1">libbonoboui2-dev</text:p>
      <text:p text:style-name="P1">libboost-date-time1.42.0</text:p>
      <text:p text:style-name="P1">libboost-iostreams1.42.0</text:p>
      <text:p text:style-name="P1">libboost-program-options1.42.0</text:p>
      <text:p text:style-name="P1">libboost-signals1.42.0</text:p>
      <text:p text:style-name="P1">libboost-thread1.42.0</text:p>
      <text:p text:style-name="P1">libbrasero-media1</text:p>
      <text:p text:style-name="P1">libbrlapi0.5</text:p>
      <text:p text:style-name="P1">libbsd-dev</text:p>
      <text:p text:style-name="P1">libbsd0</text:p>
      <text:p text:style-name="P1">libburn4</text:p>
      <text:p text:style-name="P1">libbz2-1.0</text:p>
      <text:p text:style-name="P1">libc-ares2</text:p>
      <text:p text:style-name="P1">libc-bin</text:p>
      <text:p text:style-name="P1">libc-dev-bin</text:p>
      <text:p text:style-name="P1">libc6</text:p>
      <text:p text:style-name="P1">libc6-dev</text:p>
      <text:p text:style-name="P1">libcaca-dev</text:p>
      <text:p text:style-name="P1">libcaca0</text:p>
      <text:p text:style-name="P1">libcairo-gobject2</text:p>
      <text:p text:style-name="P1">libcairo-perl</text:p>
      <text:p text:style-name="P1">libcairo2</text:p>
      <text:p text:style-name="P1">libcairo2-dev</text:p>
      <text:p text:style-name="P1">libcairomm-1.0-1</text:p>
      <text:p text:style-name="P1">libcamel1.2-14</text:p>
      <text:p text:style-name="P1">libcanberra-dev</text:p>
      <text:p text:style-name="P1">libcanberra-gtk-dev</text:p>
      <text:p text:style-name="P1">libcanberra-gtk-module</text:p>
      <text:p text:style-name="P1">libcanberra-gtk0</text:p>
      <text:p text:style-name="P1">libcanberra-pulse</text:p>
      <text:p text:style-name="P1">libcanberra0</text:p>
      <text:p text:style-name="P1">libcap-dev</text:p>
      <text:p text:style-name="P1">libcap-ng0</text:p>
      <text:p text:style-name="P1">libcap2</text:p>
      <text:p text:style-name="P1">libcap2-bin</text:p>
      <text:p text:style-name="P1">libcdaudio1</text:p>
      <text:p text:style-name="P1">libcdio-cdda0</text:p>
      <text:p text:style-name="P1">libcdio-paranoia0</text:p>
      <text:p text:style-name="P1">libcdio10</text:p>
      <text:p text:style-name="P1">libcdparanoia0</text:p>
      <text:p text:style-name="P1">libcdt4</text:p>
      <text:p text:style-name="P1">libcelt0-0</text:p>
      <text:p text:style-name="P1">libcheese-gtk18</text:p>
      <text:p text:style-name="P1">libchm-bin</text:p>
      <text:p text:style-name="P1">libchm1</text:p>
      <text:p text:style-name="P1">libck-connector0</text:p>
      <text:p text:style-name="P1">libclass-accessor-perl</text:p>
      <text:p text:style-name="P1">libcln6</text:p>
      <text:p text:style-name="P1">libclucene0ldbl</text:p>
      <text:p text:style-name="P1">libclutk-0.3-0</text:p>
      <text:p text:style-name="P1">libclutter-1.0-0</text:p>
      <text:p text:style-name="P1">libclutter-gtk-0.10-0</text:p>
      <text:p text:style-name="P1">libcolamd2.7.1</text:p>
      <text:p text:style-name="P1">libcomerr2</text:p>
      <text:p text:style-name="P1">libcommon-sense-perl</text:p>
      <text:p text:style-name="P1">libcommons-beanutils-java</text:p>
      <text:p text:style-name="P1">libcommons-codec-java</text:p>
      <text:p text:style-name="P1">libcommons-collections3-java</text:p>
      <text:p text:style-name="P1">libcommons-compress-java</text:p>
      <text:p text:style-name="P1">libcommons-digester-java</text:p>
      <text:p text:style-name="P1">libcommons-httpclient-java</text:p>
      <text:p text:style-name="P1">libcommons-lang-java</text:p>
      <text:p text:style-name="P1">libcommons-logging-java</text:p>
      <text:p text:style-name="P1">libcompizconfig0</text:p>
      <text:p text:style-name="P1">libcouchdb-glib-1.0-2</text:p>
      <text:p text:style-name="P1">libcroco3</text:p>
      <text:p text:style-name="P1">libcrypt-blowfish-perl</text:p>
      <text:p text:style-name="P1">libcrypt-passwdmd5-perl</text:p>
      <text:p text:style-name="P1">libcrypt-simple-perl</text:p>
      <text:p text:style-name="P1">libcrypt-ssleay-perl</text:p>
      <text:p text:style-name="P1">libcryptui0</text:p>
      <text:p text:style-name="P1">libcups2</text:p>
      <text:p text:style-name="P1">libcups2-dev</text:p>
      <text:p text:style-name="P1">libcupscgi1</text:p>
      <text:p text:style-name="P1">libcupsdriver1</text:p>
      <text:p text:style-name="P1">libcupsimage2</text:p>
      <text:p text:style-name="P1">libcupsmime1</text:p>
      <text:p text:style-name="P1">libcupsppdc1</text:p>
      <text:p text:style-name="P1">libcurl-ocaml</text:p>
      <text:p text:style-name="P1">libcurl-ocaml-dev</text:p>
      <text:p text:style-name="P1">libcurl3</text:p>
      <text:p text:style-name="P1">libcurl3-gnutls</text:p>
      <text:p text:style-name="P1">libcurl4-gnutls-dev</text:p>
      <text:p text:style-name="P1">libcwidget3</text:p>
      <text:p text:style-name="P1">libdaemon0</text:p>
      <text:p text:style-name="P1">libdatrie1</text:p>
      <text:p text:style-name="P1">libdb-je-java</text:p>
      <text:p text:style-name="P1">libdb4.7</text:p>
      <text:p text:style-name="P1">libdb4.7-java</text:p>
      <text:p text:style-name="P1">libdb4.7-java-gcj</text:p>
      <text:p text:style-name="P1">libdb4.8</text:p>
      <text:p text:style-name="P1">libdb4.8-dev</text:p>
      <text:p text:style-name="P1">libdbus-1-3</text:p>
      <text:p text:style-name="P1">libdbus-1-dev</text:p>
      <text:p text:style-name="P1">libdbus-glib-1-2</text:p>
      <text:p text:style-name="P1">libdbus-glib-1-dev</text:p>
      <text:p text:style-name="P1">libdbusmenu-glib1</text:p>
      <text:p text:style-name="P1">libdbusmenu-gtk1</text:p>
      <text:p text:style-name="P1">libdbusmenu-qt2</text:p>
      <text:p text:style-name="P1">libdc1394-22</text:p>
      <text:p text:style-name="P1">libdca0</text:p>
      <text:p text:style-name="P1">libdcerpc-dev</text:p>
      <text:p text:style-name="P1">libdcerpc0</text:p>
      <text:p text:style-name="P1">libdconf0</text:p>
      <text:p text:style-name="P1">libdebconf-kde0</text:p>
      <text:p text:style-name="P1">libdecoration0</text:p>
      <text:p text:style-name="P1">libdee-1.0-0</text:p>
      <text:p text:style-name="P1">libdesktop-agnostic0</text:p>
      <text:p text:style-name="P1">libdesktopcouch-glib-1.0-2</text:p>
      <text:p text:style-name="P1">libdevel-symdump-perl</text:p>
      <text:p text:style-name="P1">libdevhelp-1-1</text:p>
      <text:p text:style-name="P1">libdevmapper1.02.1</text:p>
      <text:p text:style-name="P1">libdigest-sha1-perl</text:p>
      <text:p text:style-name="P1">libdirac-encoder0</text:p>
      <text:p text:style-name="P1">libdirectfb-1.2-9</text:p>
      <text:p text:style-name="P1">libdjvulibre-text</text:p>
      <text:p text:style-name="P1">libdjvulibre21</text:p>
      <text:p text:style-name="P1">libdmapsharing2</text:p>
      <text:p text:style-name="P1">libdns66</text:p>
      <text:p text:style-name="P1">libdotconf1.0</text:p>
      <text:p text:style-name="P1">libdpkg-perl</text:p>
      <text:p text:style-name="P1">libdrm-dev</text:p>
      <text:p text:style-name="P1">libdrm-intel1</text:p>
      <text:p text:style-name="P1">libdrm-nouveau1</text:p>
      <text:p text:style-name="P1">libdrm-radeon1</text:p>
      <text:p text:style-name="P1">libdrm2</text:p>
      <text:p text:style-name="P1">libdv4</text:p>
      <text:p text:style-name="P1">libdvdnav4</text:p>
      <text:p text:style-name="P1">libdvdread4</text:p>
      <text:p text:style-name="P1">libebackend1.2-0</text:p>
      <text:p text:style-name="P1">libebook1.2-9</text:p>
      <text:p text:style-name="P1">libecal1.2-7</text:p>
      <text:p text:style-name="P1">libecj-java-gcj</text:p>
      <text:p text:style-name="P1">libedata-book1.2-2</text:p>
      <text:p text:style-name="P1">libedata-cal1.2-7</text:p>
      <text:p text:style-name="P1">libedataserver1.2-13</text:p>
      <text:p text:style-name="P1">libedataserverui1.2-8</text:p>
      <text:p text:style-name="P1">libedit2</text:p>
      <text:p text:style-name="P1">libeggdbus-1-0</text:p>
      <text:p text:style-name="P1">libegroupwise1.2-13</text:p>
      <text:p text:style-name="P1">libelf1</text:p>
      <text:p text:style-name="P1">libemail-mime-encodings-perl</text:p>
      <text:p text:style-name="P1">libenca0</text:p>
      <text:p text:style-name="P1">libenchant-dev</text:p>
      <text:p text:style-name="P1">libenchant1c2a</text:p>
      <text:p text:style-name="P1">libept1</text:p>
      <text:p text:style-name="P1">libepub0</text:p>
      <text:p text:style-name="P1">liberror-perl</text:p>
      <text:p text:style-name="P1">libesd0</text:p>
      <text:p text:style-name="P1">libesd0-dev</text:p>
      <text:p text:style-name="P1">libespeak1</text:p>
      <text:p text:style-name="P1">libetpan13</text:p>
      <text:p text:style-name="P1">libevdocument3</text:p>
      <text:p text:style-name="P1">libevent-1.4-2</text:p>
      <text:p text:style-name="P1">libevolution</text:p>
      <text:p text:style-name="P1">libevview3</text:p>
      <text:p text:style-name="P1">libexchangemapi-1.0-0</text:p>
      <text:p text:style-name="P1">libexempi3</text:p>
      <text:p text:style-name="P1">libexif12</text:p>
      <text:p text:style-name="P1">libexiv2-6</text:p>
      <text:p text:style-name="P1">libexo-0.3-0</text:p>
      <text:p text:style-name="P1">libexo-common</text:p>
      <text:p text:style-name="P1">libexpat1</text:p>
      <text:p text:style-name="P1">libexpat1-dev</text:p>
      <text:p text:style-name="P1">libfaac0</text:p>
      <text:p text:style-name="P1">libfaad2</text:p>
      <text:p text:style-name="P1">libffcall1</text:p>
      <text:p text:style-name="P1">libffi-dev</text:p>
      <text:p text:style-name="P1">libffi5</text:p>
      <text:p text:style-name="P1">libfftw3-3</text:p>
      <text:p text:style-name="P1">libfile-copy-recursive-perl</text:p>
      <text:p text:style-name="P1">libfindlib-ocaml</text:p>
      <text:p text:style-name="P1">libfindlib-ocaml-dev</text:p>
      <text:p text:style-name="P1">libflac++6</text:p>
      <text:p text:style-name="P1">libflac8</text:p>
      <text:p text:style-name="P1">libflite1</text:p>
      <text:p text:style-name="P1">libfltk1.1</text:p>
      <text:p text:style-name="P1">libfolks-telepathy0</text:p>
      <text:p text:style-name="P1">libfolks0</text:p>
      <text:p text:style-name="P1">libfont-afm-perl</text:p>
      <text:p text:style-name="P1">libfontconfig1</text:p>
      <text:p text:style-name="P1">libfontconfig1-dev</text:p>
      <text:p text:style-name="P1">libfontenc1</text:p>
      <text:p text:style-name="P1">libfreetype6</text:p>
      <text:p text:style-name="P1">libfreetype6-dev</text:p>
      <text:p text:style-name="P1">libfreezethaw-perl</text:p>
      <text:p text:style-name="P1">libfribidi0</text:p>
      <text:p text:style-name="P1">libfs6</text:p>
      <text:p text:style-name="P1">libfuse2</text:p>
      <text:p text:style-name="P1">libgadu3</text:p>
      <text:p text:style-name="P1">libgail-common</text:p>
      <text:p text:style-name="P1">libgail-dev</text:p>
      <text:p text:style-name="P1">libgail-gnome-module</text:p>
      <text:p text:style-name="P1">libgail18</text:p>
      <text:p text:style-name="P1">libgamin0</text:p>
      <text:p text:style-name="P1">libgc-dev</text:p>
      <text:p text:style-name="P1">libgc1c2</text:p>
      <text:p text:style-name="P1">libgcal0</text:p>
      <text:p text:style-name="P1">libgcc1</text:p>
      <text:p text:style-name="P1">libgcj-bc</text:p>
      <text:p text:style-name="P1">libgcj-common</text:p>
      <text:p text:style-name="P1">libgcj10</text:p>
      <text:p text:style-name="P1">libgcj11</text:p>
      <text:p text:style-name="P1">libgconf2-4</text:p>
      <text:p text:style-name="P1">libgconf2-dev</text:p>
      <text:p text:style-name="P1">libgconf2.0-cil</text:p>
      <text:p text:style-name="P1">libgcr0</text:p>
      <text:p text:style-name="P1">libgcrypt11</text:p>
      <text:p text:style-name="P1">libgcrypt11-dev</text:p>
      <text:p text:style-name="P1">libgd2-xpm</text:p>
      <text:p text:style-name="P1">libgda-4.0-4</text:p>
      <text:p text:style-name="P1">libgda-4.0-common</text:p>
      <text:p text:style-name="P1">libgdata-common</text:p>
      <text:p text:style-name="P1">libgdata-dev</text:p>
      <text:p text:style-name="P1">libgdata-google1.2-1</text:p>
      <text:p text:style-name="P1">libgdata1.2-1</text:p>
      <text:p text:style-name="P1">libgdata7</text:p>
      <text:p text:style-name="P1">libgdbm3</text:p>
      <text:p text:style-name="P1">libgdict-1.0-6</text:p>
      <text:p text:style-name="P1">libgdiplus</text:p>
      <text:p text:style-name="P1">libgdk-pixbuf2.0-0</text:p>
      <text:p text:style-name="P1">libgdk-pixbuf2.0-dev</text:p>
      <text:p text:style-name="P1">libgdl-1-3</text:p>
      <text:p text:style-name="P1">libgdl-1-common</text:p>
      <text:p text:style-name="P1">libgdu-gtk0</text:p>
      <text:p text:style-name="P1">libgdu0</text:p>
      <text:p text:style-name="P1">libgee2</text:p>
      <text:p text:style-name="P1">libgensec0</text:p>
      <text:p text:style-name="P1">libgeoip1</text:p>
      <text:p text:style-name="P1">libgexiv2-0</text:p>
      <text:p text:style-name="P1">libgfortran3</text:p>
      <text:p text:style-name="P1">libgif4</text:p>
      <text:p text:style-name="P1">libgirepository1.0-1</text:p>
      <text:p text:style-name="P1">libgjs0a</text:p>
      <text:p text:style-name="P1">libgksu2-0</text:p>
      <text:p text:style-name="P1">libgl1-mesa-dev</text:p>
      <text:p text:style-name="P1">libgl1-mesa-dri</text:p>
      <text:p text:style-name="P1">libgl1-mesa-glx</text:p>
      <text:p text:style-name="P1">libglade2-0</text:p>
      <text:p text:style-name="P1">libglade2-dev</text:p>
      <text:p text:style-name="P1">libglade2.0-cil</text:p>
      <text:p text:style-name="P1">libgladeui-1-9</text:p>
      <text:p text:style-name="P1">libglew1.5</text:p>
      <text:p text:style-name="P1">libglib-perl</text:p>
      <text:p text:style-name="P1">libglib2.0-0</text:p>
      <text:p text:style-name="P1">libglib2.0-bin</text:p>
      <text:p text:style-name="P1">libglib2.0-cil</text:p>
      <text:p text:style-name="P1">libglib2.0-data</text:p>
      <text:p text:style-name="P1">libglib2.0-dev</text:p>
      <text:p text:style-name="P1">libglib2.0-doc</text:p>
      <text:p text:style-name="P1">libglibmm-2.4-1c2a</text:p>
      <text:p text:style-name="P1">libglu1-mesa</text:p>
      <text:p text:style-name="P1">libglu1-mesa-dev</text:p>
      <text:p text:style-name="P1">libgme0</text:p>
      <text:p text:style-name="P1">libgmime-2.4-2</text:p>
      <text:p text:style-name="P1">libgmime2.4-cil</text:p>
      <text:p text:style-name="P1">libgmp3-dev</text:p>
      <text:p text:style-name="P1">libgmp3-doc</text:p>
      <text:p text:style-name="P1">libgmp3c2</text:p>
      <text:p text:style-name="P1">libgmpxx4ldbl</text:p>
      <text:p text:style-name="P1">libgnome-bluetooth8</text:p>
      <text:p text:style-name="P1">libgnome-desktop-2-17</text:p>
      <text:p text:style-name="P1">libgnome-desktop-dev</text:p>
      <text:p text:style-name="P1">libgnome-keyring-dev</text:p>
      <text:p text:style-name="P1">libgnome-keyring0</text:p>
      <text:p text:style-name="P1">libgnome-mag2</text:p>
      <text:p text:style-name="P1">libgnome-media0</text:p>
      <text:p text:style-name="P1">libgnome-menu2</text:p>
      <text:p text:style-name="P1">libgnome-vfs2.0-cil</text:p>
      <text:p text:style-name="P1">libgnome-window-settings1</text:p>
      <text:p text:style-name="P1">libgnome2-0</text:p>
      <text:p text:style-name="P1">libgnome2-canvas-perl</text:p>
      <text:p text:style-name="P1">libgnome2-common</text:p>
      <text:p text:style-name="P1">libgnome2-dev</text:p>
      <text:p text:style-name="P1">libgnome2-perl</text:p>
      <text:p text:style-name="P1">libgnome2-vfs-perl</text:p>
      <text:p text:style-name="P1">libgnome2.24-cil</text:p>
      <text:p text:style-name="P1">libgnomecanvas2-0</text:p>
      <text:p text:style-name="P1">libgnomecanvas2-common</text:p>
      <text:p text:style-name="P1">libgnomecanvas2-dev</text:p>
      <text:p text:style-name="P1">libgnomecups1.0-1</text:p>
      <text:p text:style-name="P1">libgnomekbd-common</text:p>
      <text:p text:style-name="P1">libgnomekbd4</text:p>
      <text:p text:style-name="P1">libgnomepanel2.24-cil</text:p>
      <text:p text:style-name="P1">libgnomeprint2.2-0</text:p>
      <text:p text:style-name="P1">libgnomeprint2.2-data</text:p>
      <text:p text:style-name="P1">libgnomeprintui2.2-0</text:p>
      <text:p text:style-name="P1">libgnomeprintui2.2-common</text:p>
      <text:p text:style-name="P1">libgnomeui-0</text:p>
      <text:p text:style-name="P1">libgnomeui-common</text:p>
      <text:p text:style-name="P1">libgnomeui-dev</text:p>
      <text:p text:style-name="P1">libgnomevfs2-0</text:p>
      <text:p text:style-name="P1">libgnomevfs2-common</text:p>
      <text:p text:style-name="P1">libgnomevfs2-dev</text:p>
      <text:p text:style-name="P1">libgnomevfs2-extra</text:p>
      <text:p text:style-name="P1">libgnuinet-java</text:p>
      <text:p text:style-name="P1">libgnujaf-java</text:p>
      <text:p text:style-name="P1">libgnumail-java</text:p>
      <text:p text:style-name="P1">libgnutls-dev</text:p>
      <text:p text:style-name="P1">libgnutls26</text:p>
      <text:p text:style-name="P1">libgomp1</text:p>
      <text:p text:style-name="P1">libgoocanvas-common</text:p>
      <text:p text:style-name="P1">libgoocanvas3</text:p>
      <text:p text:style-name="P1">libgp11-0</text:p>
      <text:p text:style-name="P1">libgpg-error-dev</text:p>
      <text:p text:style-name="P1">libgpg-error0</text:p>
      <text:p text:style-name="P1">libgpgme++2</text:p>
      <text:p text:style-name="P1">libgpgme11</text:p>
      <text:p text:style-name="P1">libgphoto2-2</text:p>
      <text:p text:style-name="P1">libgphoto2-port0</text:p>
      <text:p text:style-name="P1">libgpm2</text:p>
      <text:p text:style-name="P1">libgpod-common</text:p>
      <text:p text:style-name="P1">libgpod4</text:p>
      <text:p text:style-name="P1">libgps19</text:p>
      <text:p text:style-name="P1">libgraph4</text:p>
      <text:p text:style-name="P1">libgraphite3</text:p>
      <text:p text:style-name="P1">libgs8</text:p>
      <text:p text:style-name="P1">libgsl0ldbl</text:p>
      <text:p text:style-name="P1">libgsm1</text:p>
      <text:p text:style-name="P1">libgssapi-krb5-2</text:p>
      <text:p text:style-name="P1">libgssdp-1.0-2</text:p>
      <text:p text:style-name="P1">libgssrpc4</text:p>
      <text:p text:style-name="P1">libgstfarsight0.10-0</text:p>
      <text:p text:style-name="P1">libgstreamer-plugins-base0.10-0</text:p>
      <text:p text:style-name="P1">libgstreamer0.10-0</text:p>
      <text:p text:style-name="P1">libgstreamer0.10-dev</text:p>
      <text:p text:style-name="P1">libgtk-vnc-1.0-0</text:p>
      <text:p text:style-name="P1">libgtk2-perl</text:p>
      <text:p text:style-name="P1">libgtk2-trayicon-perl</text:p>
      <text:p text:style-name="P1">libgtk2.0-0</text:p>
      <text:p text:style-name="P1">libgtk2.0-bin</text:p>
      <text:p text:style-name="P1">libgtk2.0-cil</text:p>
      <text:p text:style-name="P1">libgtk2.0-common</text:p>
      <text:p text:style-name="P1">libgtk2.0-dev</text:p>
      <text:p text:style-name="P1">libgtk2.0-doc</text:p>
      <text:p text:style-name="P1">libgtkglext1</text:p>
      <text:p text:style-name="P1">libgtkhex0</text:p>
      <text:p text:style-name="P1">libgtkhtml-editor-common</text:p>
      <text:p text:style-name="P1">libgtkhtml-editor0</text:p>
      <text:p text:style-name="P1">libgtkhtml3.14-19</text:p>
      <text:p text:style-name="P1">libgtkimageview-dev</text:p>
      <text:p text:style-name="P1">libgtkimageview0</text:p>
      <text:p text:style-name="P1">libgtkmm-2.4-1c2a</text:p>
      <text:p text:style-name="P1">libgtksourceview2.0-0</text:p>
      <text:p text:style-name="P1">libgtksourceview2.0-common</text:p>
      <text:p text:style-name="P1">libgtkspell0</text:p>
      <text:p text:style-name="P1">libgtop2-7</text:p>
      <text:p text:style-name="P1">libgtop2-common</text:p>
      <text:p text:style-name="P1">libgucharmap7</text:p>
      <text:p text:style-name="P1"><text:soft-page-break/>libgudev-1.0-0</text:p>
      <text:p text:style-name="P1">libgupnp-1.0-3</text:p>
      <text:p text:style-name="P1">libgupnp-igd-1.0-3</text:p>
      <text:p text:style-name="P1">libgutenprint2</text:p>
      <text:p text:style-name="P1">libgvc5</text:p>
      <text:p text:style-name="P1">libgvfscommon0</text:p>
      <text:p text:style-name="P1">libgweather-common</text:p>
      <text:p text:style-name="P1">libgweather-dev</text:p>
      <text:p text:style-name="P1">libgweather1</text:p>
      <text:p text:style-name="P1">libgwibber0</text:p>
      <text:p text:style-name="P1">libhal-storage1</text:p>
      <text:p text:style-name="P1">libhal1</text:p>
      <text:p text:style-name="P1">libhdf5-serial-1.8.4</text:p>
      <text:p text:style-name="P1">libhpmud0</text:p>
      <text:p text:style-name="P1">libhsqldb-java</text:p>
      <text:p text:style-name="P1">libhtml-format-perl</text:p>
      <text:p text:style-name="P1">libhtml-parser-perl</text:p>
      <text:p text:style-name="P1">libhtml-tagset-perl</text:p>
      <text:p text:style-name="P1">libhtml-tree-perl</text:p>
      <text:p text:style-name="P1">libhunspell-1.2-0</text:p>
      <text:p text:style-name="P1">libhyphen0</text:p>
      <text:p text:style-name="P1">libibus-qt1</text:p>
      <text:p text:style-name="P1">libibus2</text:p>
      <text:p text:style-name="P1">libical-dev</text:p>
      <text:p text:style-name="P1">libical0</text:p>
      <text:p text:style-name="P1">libice-dev</text:p>
      <text:p text:style-name="P1">libice6</text:p>
      <text:p text:style-name="P1">libicu42</text:p>
      <text:p text:style-name="P1">libicu4j-java</text:p>
      <text:p text:style-name="P1">libid3-3.8.3c2a</text:p>
      <text:p text:style-name="P1">libid3tag0</text:p>
      <text:p text:style-name="P1">libidl-dev</text:p>
      <text:p text:style-name="P1">libidl0</text:p>
      <text:p text:style-name="P1">libidn11</text:p>
      <text:p text:style-name="P1">libidn11-dev</text:p>
      <text:p text:style-name="P1">libido-0.1-0</text:p>
      <text:p text:style-name="P1">libiec61883-0</text:p>
      <text:p text:style-name="P1">libieee1284-3</text:p>
      <text:p text:style-name="P1">libijs-0.35</text:p>
      <text:p text:style-name="P1">libilmbase6</text:p>
      <text:p text:style-name="P1">libimlib2</text:p>
      <text:p text:style-name="P1">libimobiledevice1</text:p>
      <text:p text:style-name="P1">libindicate-gtk2</text:p>
      <text:p text:style-name="P1">libindicate-qt0</text:p>
      <text:p text:style-name="P1">libindicate4</text:p>
      <text:p text:style-name="P1">libindicator1</text:p>
      <text:p text:style-name="P1">libio-pty-perl</text:p>
      <text:p text:style-name="P1">libio-string-perl</text:p>
      <text:p text:style-name="P1">libio-stringy-perl</text:p>
      <text:p text:style-name="P1">libiodbc2</text:p>
      <text:p text:style-name="P1">libipc-run-perl</text:p>
      <text:p text:style-name="P1">libiptcdata0</text:p>
      <text:p text:style-name="P1">libisc60</text:p>
      <text:p text:style-name="P1">libisccc60</text:p>
      <text:p text:style-name="P1">libisccfg60</text:p>
      <text:p text:style-name="P1">libiso9660-7</text:p>
      <text:p text:style-name="P1">libisofs6</text:p>
      <text:p text:style-name="P1">libitext-java</text:p>
      <text:p text:style-name="P1">libitext-java-gcj</text:p>
      <text:p text:style-name="P1">libiw30</text:p>
      <text:p text:style-name="P1">libjack-jackd2-0</text:p>
      <text:p text:style-name="P1">libjasper1</text:p>
      <text:p text:style-name="P1">libjaxp1.3-java</text:p>
      <text:p text:style-name="P1">libjline-java</text:p>
      <text:p text:style-name="P1">libjpeg62</text:p>
      <text:p text:style-name="P1">libjpeg62-dev</text:p>
      <text:p text:style-name="P1">libjs-jquery</text:p>
      <text:p text:style-name="P1">libjson-glib-1.0-0</text:p>
      <text:p text:style-name="P1">libjson-perl</text:p>
      <text:p text:style-name="P1">libjson-xs-perl</text:p>
      <text:p text:style-name="P1">libjtidy-java</text:p>
      <text:p text:style-name="P1">libk3b6</text:p>
      <text:p text:style-name="P1">libk5crypto3</text:p>
      <text:p text:style-name="P1">libkabc4</text:p>
      <text:p text:style-name="P1">libkadm5clnt-mit7</text:p>
      <text:p text:style-name="P1">libkadm5srv-mit7</text:p>
      <text:p text:style-name="P1">libkate1</text:p>
      <text:p text:style-name="P1">libkatepartinterfaces4</text:p>
      <text:p text:style-name="P1">libkblog4</text:p>
      <text:p text:style-name="P1">libkcal4</text:p>
      <text:p text:style-name="P1">libkcddb4</text:p>
      <text:p text:style-name="P1">libkdb5-4</text:p>
      <text:p text:style-name="P1">libkdcraw8</text:p>
      <text:p text:style-name="P1">libkde3support4</text:p>
      <text:p text:style-name="P1">libkdecorations4</text:p>
      <text:p text:style-name="P1">libkdecore5</text:p>
      <text:p text:style-name="P1">libkdeedu4</text:p>
      <text:p text:style-name="P1">libkdepim4</text:p>
      <text:p text:style-name="P1">libkdesu5</text:p>
      <text:p text:style-name="P1">libkdeui5</text:p>
      <text:p text:style-name="P1">libkdewebkit5</text:p>
      <text:p text:style-name="P1">libkdnssd4</text:p>
      <text:p text:style-name="P1">libkephal4</text:p>
      <text:p text:style-name="P1">libkexiv2-8</text:p>
      <text:p text:style-name="P1">libkeyutils1</text:p>
      <text:p text:style-name="P1">libkfile4</text:p>
      <text:p text:style-name="P1">libkholidays4</text:p>
      <text:p text:style-name="P1">libkhtml5</text:p>
      <text:p text:style-name="P1">libkimap4</text:p>
      <text:p text:style-name="P1">libkimproxy4</text:p>
      <text:p text:style-name="P1">libkio5</text:p>
      <text:p text:style-name="P1">libkipi7</text:p>
      <text:p text:style-name="P1">libkjsapi4</text:p>
      <text:p text:style-name="P1">libkjsembed4</text:p>
      <text:p text:style-name="P1">libkldap4</text:p>
      <text:p text:style-name="P1">libkleo4</text:p>
      <text:p text:style-name="P1">libklibc</text:p>
      <text:p text:style-name="P1">libkmediaplayer4</text:p>
      <text:p text:style-name="P1">libkmime4</text:p>
      <text:p text:style-name="P1">libkms1</text:p>
      <text:p text:style-name="P1">libknewstuff2-4</text:p>
      <text:p text:style-name="P1">libknewstuff3-4</text:p>
      <text:p text:style-name="P1">libknotifyconfig4</text:p>
      <text:p text:style-name="P1">libkntlm4</text:p>
      <text:p text:style-name="P1">libkonq5</text:p>
      <text:p text:style-name="P1">libkonq5-templates</text:p>
      <text:p text:style-name="P1">libkontactinterface4</text:p>
      <text:p text:style-name="P1">libkopete4</text:p>
      <text:p text:style-name="P1">libkparts4</text:p>
      <text:p text:style-name="P1">libkpathsea5</text:p>
      <text:p text:style-name="P1">libkpgp4</text:p>
      <text:p text:style-name="P1">libkpimidentities4</text:p>
      <text:p text:style-name="P1">libkpimtextedit4</text:p>
      <text:p text:style-name="P1">libkpimutils4</text:p>
      <text:p text:style-name="P1">libkpty4</text:p>
      <text:p text:style-name="P1">libkrb5-3</text:p>
      <text:p text:style-name="P1">libkrb5-dev</text:p>
      <text:p text:style-name="P1">libkrb5support0</text:p>
      <text:p text:style-name="P1">libkresources4</text:p>
      <text:p text:style-name="P1">libkrosscore4</text:p>
      <text:p text:style-name="P1">libkrossui4</text:p>
      <text:p text:style-name="P1">libksba8</text:p>
      <text:p text:style-name="P1">libkscreensaver5</text:p>
      <text:p text:style-name="P1">libksgrd4</text:p>
      <text:p text:style-name="P1">libksieve4</text:p>
      <text:p text:style-name="P1">libksignalplotter4</text:p>
      <text:p text:style-name="P1">libktexteditor4</text:p>
      <text:p text:style-name="P1">libktnef4</text:p>
      <text:p text:style-name="P1">libktorrent-l10n</text:p>
      <text:p text:style-name="P1">libktorrent2</text:p>
      <text:p text:style-name="P1">libkunitconversion4</text:p>
      <text:p text:style-name="P1">libkutils4</text:p>
      <text:p text:style-name="P1">libkwineffects1a</text:p>
      <text:p text:style-name="P1">libkworkspace4</text:p>
      <text:p text:style-name="P1">libkxmlrpcclient4</text:p>
      <text:p text:style-name="P1">liblastfm0</text:p>
      <text:p text:style-name="P1">liblaunchpad-integration1</text:p>
      <text:p text:style-name="P1">liblaunchpad-integration1.0-cil</text:p>
      <text:p text:style-name="P1">liblcms1</text:p>
      <text:p text:style-name="P1">liblcms1-dev</text:p>
      <text:p text:style-name="P1">libldap-2.4-2</text:p>
      <text:p text:style-name="P1">libldap2-dev</text:p>
      <text:p text:style-name="P1">libldb-dev</text:p>
      <text:p text:style-name="P1">libldb0</text:p>
      <text:p text:style-name="P1">liblircclient0</text:p>
      <text:p text:style-name="P1">liblocale-gettext-perl</text:p>
      <text:p text:style-name="P1">liblockfile1</text:p>
      <text:p text:style-name="P1">libloudmouth1-0</text:p>
      <text:p text:style-name="P1">liblouis-data</text:p>
      <text:p text:style-name="P1">liblouis2</text:p>
      <text:p text:style-name="P1">liblqr-1-0</text:p>
      <text:p text:style-name="P1">libltdl-dev</text:p>
      <text:p text:style-name="P1">libltdl7</text:p>
      <text:p text:style-name="P1">liblua5.1-0</text:p>
      <text:p text:style-name="P1">liblua50</text:p>
      <text:p text:style-name="P1">liblualib50</text:p>
      <text:p text:style-name="P1">liblucene2-java</text:p>
      <text:p text:style-name="P1">liblwres60</text:p>
      <text:p text:style-name="P1">liblzma2</text:p>
      <text:p text:style-name="P1">liblzo2-2</text:p>
      <text:p text:style-name="P1">libm17n-0</text:p>
      <text:p text:style-name="P1">libmaa2</text:p>
      <text:p text:style-name="P1">libmad0</text:p>
      <text:p text:style-name="P1">libmagic1</text:p>
      <text:p text:style-name="P1">libmagickcore3</text:p>
      <text:p text:style-name="P1">libmagickcore3-extra</text:p>
      <text:p text:style-name="P1">libmagickwand3</text:p>
      <text:p text:style-name="P1">libmail-sendmail-perl</text:p>
      <text:p text:style-name="P1">libmailtools-perl</text:p>
      <text:p text:style-name="P1">libmailtransport4</text:p>
      <text:p text:style-name="P1">libmapi-dev</text:p>
      <text:p text:style-name="P1">libmapi0</text:p>
      <text:p text:style-name="P1">libmcrypt4</text:p>
      <text:p text:style-name="P1">libmeanwhile1</text:p>
      <text:p text:style-name="P1">libmessagecore4</text:p>
      <text:p text:style-name="P1">libmessagelist4</text:p>
      <text:p text:style-name="P1">libmetacity-private0</text:p>
      <text:p text:style-name="P1">libmhash2</text:p>
      <text:p text:style-name="P1">libmicroblog4</text:p>
      <text:p text:style-name="P1">libmikmod2</text:p>
      <text:p text:style-name="P1">libmimelib4</text:p>
      <text:p text:style-name="P1">libmimic0</text:p>
      <text:p text:style-name="P1">libmission-control-plugins0</text:p>
      <text:p text:style-name="P1">libmjpegtools-1.9</text:p>
      <text:p text:style-name="P1">libmldbm-perl</text:p>
      <text:p text:style-name="P1">libmms0</text:p>
      <text:p text:style-name="P1">libmng-dev</text:p>
      <text:p text:style-name="P1">libmng1</text:p>
      <text:p text:style-name="P1">libmodplug1</text:p>
      <text:p text:style-name="P1">libmono-addins-gui0.2-cil</text:p>
      <text:p text:style-name="P1">libmono-addins0.2-cil</text:p>
      <text:p text:style-name="P1">libmono-cairo2.0-cil</text:p>
      <text:p text:style-name="P1">libmono-corlib2.0-cil</text:p>
      <text:p text:style-name="P1">libmono-i18n-west2.0-cil</text:p>
      <text:p text:style-name="P1">libmono-management2.0-cil</text:p>
      <text:p text:style-name="P1">libmono-posix2.0-cil</text:p>
      <text:p text:style-name="P1">libmono-security2.0-cil</text:p>
      <text:p text:style-name="P1">libmono-sharpzip2.84-cil</text:p>
      <text:p text:style-name="P1">libmono-system2.0-cil</text:p>
      <text:p text:style-name="P1">libmp3lame0</text:p>
      <text:p text:style-name="P1">libmp4v2-0</text:p>
      <text:p text:style-name="P1">libmpcdec6</text:p>
      <text:p text:style-name="P1">libmpeg2-4</text:p>
      <text:p text:style-name="P1">libmpfr-dev</text:p>
      <text:p text:style-name="P1">libmpfr-doc</text:p>
      <text:p text:style-name="P1">libmpfr4</text:p>
      <text:p text:style-name="P1">libmpg123-0</text:p>
      <text:p text:style-name="P1">libmsn0.3</text:p>
      <text:p text:style-name="P1">libmtdev1</text:p>
      <text:p text:style-name="P1">libmtp8</text:p>
      <text:p text:style-name="P1">libmusicbrainz4c2a</text:p>
      <text:p text:style-name="P1">libmutter-private0</text:p>
      <text:p text:style-name="P1">libmysqlclient16</text:p>
      <text:p text:style-name="P1">libmythes-1.2-0</text:p>
      <text:p text:style-name="P1">libnautilus-extension1</text:p>
      <text:p text:style-name="P1">libncurses5</text:p>
      <text:p text:style-name="P1">libncurses5-dev</text:p>
      <text:p text:style-name="P1">libncursesw5</text:p>
      <text:p text:style-name="P1">libndesk-dbus-glib1.0-cil</text:p>
      <text:p text:style-name="P1">libndesk-dbus1.0-cil</text:p>
      <text:p text:style-name="P1">libndr-dev</text:p>
      <text:p text:style-name="P1">libndr-standard-dev</text:p>
      <text:p text:style-name="P1">libndr-standard0</text:p>
      <text:p text:style-name="P1">libndr0</text:p>
      <text:p text:style-name="P1">libneon27-gnutls</text:p>
      <text:p text:style-name="P1">libnepomuk4</text:p>
      <text:p text:style-name="P1">libnepomukquery4a</text:p>
      <text:p text:style-name="P1">libnet-dbus-perl</text:p>
      <text:p text:style-name="P1">libnetcdf6</text:p>
      <text:p text:style-name="P1">libnetpbm10</text:p>
      <text:p text:style-name="P1">libnewt0.52</text:p>
      <text:p text:style-name="P1">libnice0</text:p>
      <text:p text:style-name="P1">libnih-dbus1</text:p>
      <text:p text:style-name="P1">libnih1</text:p>
      <text:p text:style-name="P1">libnl1</text:p>
      <text:p text:style-name="P1">libnm-glib-dev</text:p>
      <text:p text:style-name="P1">libnm-glib2</text:p>
      <text:p text:style-name="P1">libnm-util-dev</text:p>
      <text:p text:style-name="P1">libnm-util1</text:p>
      <text:p text:style-name="P1">libnotify-dev</text:p>
      <text:p text:style-name="P1">libnotify1</text:p>
      <text:p text:style-name="P1">libnspr4-0d</text:p>
      <text:p text:style-name="P1">libnspr4-0d-dbg</text:p>
      <text:p text:style-name="P1">libnspr4-dev</text:p>
      <text:p text:style-name="P1">libnss-mdns</text:p>
      <text:p text:style-name="P1">libnss3-1d</text:p>
      <text:p text:style-name="P1">libnss3-dev</text:p>
      <text:p text:style-name="P1">libnss3-tools</text:p>
      <text:p text:style-name="P1">libntfs-3g79</text:p>
      <text:p text:style-name="P1">libntfs10</text:p>
      <text:p text:style-name="P1">libofa0</text:p>
      <text:p text:style-name="P1">libogg0</text:p>
      <text:p text:style-name="P1">liboil0.3</text:p>
      <text:p text:style-name="P1">libokularcore1</text:p>
      <text:p text:style-name="P1">liboobs-1-5</text:p>
      <text:p text:style-name="P1">libopenal1</text:p>
      <text:p text:style-name="P1">libopencc1</text:p>
      <text:p text:style-name="P1">libopencore-amrnb0</text:p>
      <text:p text:style-name="P1">libopencore-amrwb0</text:p>
      <text:p text:style-name="P1">libopenexr6</text:p>
      <text:p text:style-name="P1">libopenjpeg2</text:p>
      <text:p text:style-name="P1">libopenobex1</text:p>
      <text:p text:style-name="P1">libopenspc0</text:p>
      <text:p text:style-name="P1">libopts25</text:p>
      <text:p text:style-name="P1">libopts25-dev</text:p>
      <text:p text:style-name="P1">liborbit2</text:p>
      <text:p text:style-name="P1">liborbit2-dev</text:p>
      <text:p text:style-name="P1">liborc-0.4-0</text:p>
      <text:p text:style-name="P1">libotf0</text:p>
      <text:p text:style-name="P1">libotr2</text:p>
      <text:p text:style-name="P1">libpackagekit-glib2-14</text:p>
      <text:p text:style-name="P1">libpackagekit-qt-14</text:p>
      <text:p text:style-name="P1">libpam-ck-connector</text:p>
      <text:p text:style-name="P1">libpam-gnome-keyring</text:p>
      <text:p text:style-name="P1">libpam-modules</text:p>
      <text:p text:style-name="P1">libpam-runtime</text:p>
      <text:p text:style-name="P1">libpam0g</text:p>
      <text:p text:style-name="P1">libpam0g-dev</text:p>
      <text:p text:style-name="P1">libpanel-applet2-0</text:p>
      <text:p text:style-name="P1">libpango-perl</text:p>
      <text:p text:style-name="P1">libpango1.0-0</text:p>
      <text:p text:style-name="P1">libpango1.0-common</text:p>
      <text:p text:style-name="P1">libpango1.0-dev</text:p>
      <text:p text:style-name="P1">libpango1.0-doc</text:p>
      <text:p text:style-name="P1">libpangomm-1.4-1</text:p>
      <text:p text:style-name="P1">libpaper-utils</text:p>
      <text:p text:style-name="P1">libpaper1</text:p>
      <text:p text:style-name="P1">libparse-debcontrol-perl</text:p>
      <text:p text:style-name="P1">libparse-debianchangelog-perl</text:p>
      <text:p text:style-name="P1">libparted0debian1</text:p>
      <text:p text:style-name="P1">libpathplan4</text:p>
      <text:p text:style-name="P1">libpcap0.8</text:p>
      <text:p text:style-name="P1">libpci3</text:p>
      <text:p text:style-name="P1">libpciaccess0</text:p>
      <text:p text:style-name="P1">libpcre3</text:p>
      <text:p text:style-name="P1">libpcsclite1</text:p>
      <text:p text:style-name="P1">libperl5.10</text:p>
      <text:p text:style-name="P1">libphonon4</text:p>
      <text:p text:style-name="P1">libpixman-1-0</text:p>
      <text:p text:style-name="P1">libpixman-1-dev</text:p>
      <text:p text:style-name="P1">libplasma-geolocation-interface4</text:p>
      <text:p text:style-name="P1">libplasma3</text:p>
      <text:p text:style-name="P1">libplasmaclock4b</text:p>
      <text:p text:style-name="P1">libplasmagenericshell4</text:p>
      <text:p text:style-name="P1">libplist1</text:p>
      <text:p text:style-name="P1">libplymouth2</text:p>
      <text:p text:style-name="P1">libpng12-0</text:p>
      <text:p text:style-name="P1">libpng12-dev</text:p>
      <text:p text:style-name="P1">libpod-coverage-perl</text:p>
      <text:p text:style-name="P1">libpolkit-agent-1-0</text:p>
      <text:p text:style-name="P1">libpolkit-backend-1-0</text:p>
      <text:p text:style-name="P1">libpolkit-gobject-1-0</text:p>
      <text:p text:style-name="P1">libpolkit-gtk-1-0</text:p>
      <text:p text:style-name="P1">libpolkit-qt-1-0</text:p>
      <text:p text:style-name="P1">libpoppler-glib5</text:p>
      <text:p text:style-name="P1">libpoppler-qt4-3</text:p>
      <text:p text:style-name="P1">libpoppler7</text:p>
      <text:p text:style-name="P1">libpopt-dev</text:p>
      <text:p text:style-name="P1">libpopt0</text:p>
      <text:p text:style-name="P1">libportaudio2</text:p>
      <text:p text:style-name="P1">libpostproc51</text:p>
      <text:p text:style-name="P1">libprocesscore4a</text:p>
      <text:p text:style-name="P1">libprocessui4a</text:p>
      <text:p text:style-name="P1">libprotobuf6</text:p>
      <text:p text:style-name="P1">libprotoc6</text:p>
      <text:p text:style-name="P1">libproxy0</text:p>
      <text:p text:style-name="P1">libpst-dev</text:p>
      <text:p text:style-name="P1">libpst4</text:p>
      <text:p text:style-name="P1">libpth20</text:p>
      <text:p text:style-name="P1">libpthread-stubs0</text:p>
      <text:p text:style-name="P1">libpthread-stubs0-dev</text:p>
      <text:p text:style-name="P1">libpulse-browse0</text:p>
      <text:p text:style-name="P1">libpulse-dev</text:p>
      <text:p text:style-name="P1">libpulse-mainloop-glib0</text:p>
      <text:p text:style-name="P1">libpulse0</text:p>
      <text:p text:style-name="P1">libpurple-bin</text:p>
      <text:p text:style-name="P1">libpurple0</text:p>
      <text:p text:style-name="P1">libpython2.6</text:p>
      <text:p text:style-name="P1">libqalculate5</text:p>
      <text:p text:style-name="P1">libqapt-runtime</text:p>
      <text:p text:style-name="P1">libqapt1</text:p>
      <text:p text:style-name="P1">libqca2</text:p>
      <text:p text:style-name="P1">libqca2-plugin-ossl</text:p>
      <text:p text:style-name="P1">libqgpgme1</text:p>
      <text:p text:style-name="P1">libqimageblitz4</text:p>
      <text:p text:style-name="P1">libqjson0</text:p>
      <text:p text:style-name="P1">libqpol1</text:p>
      <text:p text:style-name="P1">libqt3-compat-headers</text:p>
      <text:p text:style-name="P1">libqt3-headers</text:p>
      <text:p text:style-name="P1">libqt3-mt</text:p>
      <text:p text:style-name="P1">libqt3-mt-dev</text:p>
      <text:p text:style-name="P1">libqt4-core</text:p>
      <text:p text:style-name="P1">libqt4-dbus</text:p>
      <text:p text:style-name="P1">libqt4-declarative</text:p>
      <text:p text:style-name="P1">libqt4-designer</text:p>
      <text:p text:style-name="P1">libqt4-dev</text:p>
      <text:p text:style-name="P1">libqt4-gui</text:p>
      <text:p text:style-name="P1">libqt4-help</text:p>
      <text:p text:style-name="P1">libqt4-network</text:p>
      <text:p text:style-name="P1">libqt4-opengl</text:p>
      <text:p text:style-name="P1">libqt4-opengl-dev</text:p>
      <text:p text:style-name="P1">libqt4-qt3support</text:p>
      <text:p text:style-name="P1">libqt4-script</text:p>
      <text:p text:style-name="P1">libqt4-scripttools</text:p>
      <text:p text:style-name="P1">libqt4-sql</text:p>
      <text:p text:style-name="P1">libqt4-sql-mysql</text:p>
      <text:p text:style-name="P1">libqt4-sql-sqlite</text:p>
      <text:p text:style-name="P1">libqt4-svg</text:p>
      <text:p text:style-name="P1">libqt4-test</text:p>
      <text:p text:style-name="P1">libqt4-webkit</text:p>
      <text:p text:style-name="P1">libqt4-xml</text:p>
      <text:p text:style-name="P1">libqt4-xmlpatterns</text:p>
      <text:p text:style-name="P1">libqtcore4</text:p>
      <text:p text:style-name="P1">libqtgui4</text:p>
      <text:p text:style-name="P1">libqtscript4-core</text:p>
      <text:p text:style-name="P1">libqtscript4-gui</text:p>
      <text:p text:style-name="P1">libqtscript4-network</text:p>
      <text:p text:style-name="P1">libqtscript4-sql</text:p>
      <text:p text:style-name="P1">libqtscript4-uitools</text:p>
      <text:p text:style-name="P1">libqtscript4-xml</text:p>
      <text:p text:style-name="P1">libqtwebkit-dev</text:p>
      <text:p text:style-name="P1">libqtwebkit4</text:p>
      <text:p text:style-name="P1">libquicktime1</text:p>
      <text:p text:style-name="P1">libraptor1</text:p>
      <text:p text:style-name="P1">librarian0</text:p>
      <text:p text:style-name="P1">librasqal2</text:p>
      <text:p text:style-name="P1">libraw1394-11</text:p>
      <text:p text:style-name="P1">librdf0</text:p>
      <text:p text:style-name="P1">libreadline5</text:p>
      <text:p text:style-name="P1">libreadline6</text:p>
      <text:p text:style-name="P1">librecode0</text:p>
      <text:p text:style-name="P1">libregexp-java</text:p>
      <text:p text:style-name="P1">libregistry0</text:p>
      <text:p text:style-name="P1">libreoffice</text:p>
      <text:p text:style-name="P1">libreoffice-base</text:p>
      <text:p text:style-name="P1">libreoffice-base-core</text:p>
      <text:p text:style-name="P1">libreoffice-calc</text:p>
      <text:p text:style-name="P1">libreoffice-common</text:p>
      <text:p text:style-name="P1">libreoffice-core</text:p>
      <text:p text:style-name="P1">libreoffice-draw</text:p>
      <text:p text:style-name="P1">libreoffice-emailmerge</text:p>
      <text:p text:style-name="P1">libreoffice-filter-mobiledev</text:p>
      <text:p text:style-name="P1">libreoffice-gnome</text:p>
      <text:p text:style-name="P1"><text:soft-page-break/>libreoffice-gtk</text:p>
      <text:p text:style-name="P1">libreoffice-help-en-us</text:p>
      <text:p text:style-name="P1">libreoffice-help-zh-cn</text:p>
      <text:p text:style-name="P1">libreoffice-impress</text:p>
      <text:p text:style-name="P1">libreoffice-java-common</text:p>
      <text:p text:style-name="P1">libreoffice-l10n-common</text:p>
      <text:p text:style-name="P1">libreoffice-l10n-zh-cn</text:p>
      <text:p text:style-name="P1">libreoffice-math</text:p>
      <text:p text:style-name="P1">libreoffice-pdfimport</text:p>
      <text:p text:style-name="P1">libreoffice-report-builder-bin</text:p>
      <text:p text:style-name="P1">libreoffice-style-galaxy</text:p>
      <text:p text:style-name="P1">libreoffice-style-oxygen</text:p>
      <text:p text:style-name="P1">libreoffice-style-tango</text:p>
      <text:p text:style-name="P1">libreoffice-wiki-publisher</text:p>
      <text:p text:style-name="P1">libreoffice-writer</text:p>
      <text:p text:style-name="P1">librpc-xml-perl</text:p>
      <text:p text:style-name="P1">librpm1</text:p>
      <text:p text:style-name="P1">librpmbuild1</text:p>
      <text:p text:style-name="P1">librpmio1</text:p>
      <text:p text:style-name="P1">librsvg2-2</text:p>
      <text:p text:style-name="P1">librsvg2-common</text:p>
      <text:p text:style-name="P1">librtmp0</text:p>
      <text:p text:style-name="P1">libruby1.8</text:p>
      <text:p text:style-name="P1">libsamba-hostconfig-dev</text:p>
      <text:p text:style-name="P1">libsamba-hostconfig0</text:p>
      <text:p text:style-name="P1">libsamba-util-dev</text:p>
      <text:p text:style-name="P1">libsamba-util0</text:p>
      <text:p text:style-name="P1">libsamplerate0</text:p>
      <text:p text:style-name="P1">libsane</text:p>
      <text:p text:style-name="P1">libsane-hpaio</text:p>
      <text:p text:style-name="P1">libsasl2-2</text:p>
      <text:p text:style-name="P1">libsasl2-modules</text:p>
      <text:p text:style-name="P1">libschroedinger-1.0-0</text:p>
      <text:p text:style-name="P1">libsctp1</text:p>
      <text:p text:style-name="P1">libsdl-image1.2</text:p>
      <text:p text:style-name="P1">libsdl-mixer1.2</text:p>
      <text:p text:style-name="P1">libsdl-net1.2</text:p>
      <text:p text:style-name="P1">libsdl-ttf2.0-0</text:p>
      <text:p text:style-name="P1">libsdl1.2-dev</text:p>
      <text:p text:style-name="P1">libsdl1.2debian</text:p>
      <text:p text:style-name="P1">libsdl1.2debian-pulseaudio</text:p>
      <text:p text:style-name="P1">libselinux1</text:p>
      <text:p text:style-name="P1">libselinux1-dev</text:p>
      <text:p text:style-name="P1">libsemanage-common</text:p>
      <text:p text:style-name="P1">libsemanage1</text:p>
      <text:p text:style-name="P1">libsensors4</text:p>
      <text:p text:style-name="P1">libsepol1</text:p>
      <text:p text:style-name="P1">libsepol1-dev</text:p>
      <text:p text:style-name="P1">libservlet2.5-java</text:p>
      <text:p text:style-name="P1">libsgutils2-2</text:p>
      <text:p text:style-name="P1">libshout3</text:p>
      <text:p text:style-name="P1">libsidplay1</text:p>
      <text:p text:style-name="P1">libsigc++-2.0-0c2a</text:p>
      <text:p text:style-name="P1">libsigsegv0</text:p>
      <text:p text:style-name="P1">libsilc-1.1-2</text:p>
      <text:p text:style-name="P1">libsilcclient-1.1-3</text:p>
      <text:p text:style-name="P1">libslang2</text:p>
      <text:p text:style-name="P1">libslang2-dev</text:p>
      <text:p text:style-name="P1">libslp1</text:p>
      <text:p text:style-name="P1">libsm-dev</text:p>
      <text:p text:style-name="P1">libsm6</text:p>
      <text:p text:style-name="P1">libsmbclient</text:p>
      <text:p text:style-name="P1">libsmi2ldbl</text:p>
      <text:p text:style-name="P1">libsndfile1</text:p>
      <text:p text:style-name="P1">libsnmp-base</text:p>
      <text:p text:style-name="P1">libsnmp15</text:p>
      <text:p text:style-name="P1">libsolid4</text:p>
      <text:p text:style-name="P1">libsolidcontrol4a</text:p>
      <text:p text:style-name="P1">libsolidcontrolifaces4</text:p>
      <text:p text:style-name="P1">libsoprano4</text:p>
      <text:p text:style-name="P1">libsoundtouch1c2</text:p>
      <text:p text:style-name="P1">libsoup-gnome2.4-1</text:p>
      <text:p text:style-name="P1">libsoup-gnome2.4-dev</text:p>
      <text:p text:style-name="P1">libsoup2.4-1</text:p>
      <text:p text:style-name="P1">libsoup2.4-dev</text:p>
      <text:p text:style-name="P1">libspectre1</text:p>
      <text:p text:style-name="P1">libspeechd2</text:p>
      <text:p text:style-name="P1">libspeex1</text:p>
      <text:p text:style-name="P1">libspeexdsp1</text:p>
      <text:p text:style-name="P1">libsqlite0</text:p>
      <text:p text:style-name="P1">libsqlite3-0</text:p>
      <text:p text:style-name="P1">libsqlite3-dev</text:p>
      <text:p text:style-name="P1">libss2</text:p>
      <text:p text:style-name="P1">libssh-4</text:p>
      <text:p text:style-name="P1">libssl-dev</text:p>
      <text:p text:style-name="P1">libssl0.9.8</text:p>
      <text:p text:style-name="P1">libstartup-notification0</text:p>
      <text:p text:style-name="P1">libstartup-notification0-dev</text:p>
      <text:p text:style-name="P1">libstdc++6</text:p>
      <text:p text:style-name="P1">libstdc++6-4.4-dev</text:p>
      <text:p text:style-name="P1">libstlport4.6ldbl</text:p>
      <text:p text:style-name="P1">libstreamanalyzer0</text:p>
      <text:p text:style-name="P1">libstreams0</text:p>
      <text:p text:style-name="P1">libsub-name-perl</text:p>
      <text:p text:style-name="P1">libsunpinyin3</text:p>
      <text:p text:style-name="P1">libsvn1</text:p>
      <text:p text:style-name="P1">libswscale0</text:p>
      <text:p text:style-name="P1">libswt-gtk-3.5-java</text:p>
      <text:p text:style-name="P1">libswt-gtk-3.5-jni</text:p>
      <text:p text:style-name="P1">libsyncdaemon-1.0-1</text:p>
      <text:p text:style-name="P1">libsyndication4</text:p>
      <text:p text:style-name="P1">libsys-hostname-long-perl</text:p>
      <text:p text:style-name="P1">libsysfs2</text:p>
      <text:p text:style-name="P1">libt1-5</text:p>
      <text:p text:style-name="P1">libtag-extras1</text:p>
      <text:p text:style-name="P1">libtag1-vanilla</text:p>
      <text:p text:style-name="P1">libtag1c2a</text:p>
      <text:p text:style-name="P1">libtalloc-dev</text:p>
      <text:p text:style-name="P1">libtalloc2</text:p>
      <text:p text:style-name="P1">libtaskmanager4a</text:p>
      <text:p text:style-name="P1">libtasn1-3</text:p>
      <text:p text:style-name="P1">libtasn1-3-dev</text:p>
      <text:p text:style-name="P1">libtcltk-ruby</text:p>
      <text:p text:style-name="P1">libtcltk-ruby1.8</text:p>
      <text:p text:style-name="P1">libtdb-dev</text:p>
      <text:p text:style-name="P1">libtdb1</text:p>
      <text:p text:style-name="P1">libtelepathy-farsight0</text:p>
      <text:p text:style-name="P1">libtelepathy-glib0</text:p>
      <text:p text:style-name="P1">libtelepathy-logger1</text:p>
      <text:p text:style-name="P1">libtelepathy-qt4-0</text:p>
      <text:p text:style-name="P1">libterm-readkey-perl</text:p>
      <text:p text:style-name="P1">libterm-size-perl</text:p>
      <text:p text:style-name="P1">libtest-pod-perl</text:p>
      <text:p text:style-name="P1">libtevent-dev</text:p>
      <text:p text:style-name="P1">libtevent0</text:p>
      <text:p text:style-name="P1">libtext-charwidth-perl</text:p>
      <text:p text:style-name="P1">libtext-iconv-perl</text:p>
      <text:p text:style-name="P1">libtext-wrapi18n-perl</text:p>
      <text:p text:style-name="P1">libtextcat-data-utf8</text:p>
      <text:p text:style-name="P1">libthai-data</text:p>
      <text:p text:style-name="P1">libthai0</text:p>
      <text:p text:style-name="P1">libtheora0</text:p>
      <text:p text:style-name="P1">libthreadweaver4</text:p>
      <text:p text:style-name="P1">libtidy-0.99-0</text:p>
      <text:p text:style-name="P1">libtie-ixhash-perl</text:p>
      <text:p text:style-name="P1">libtiff4</text:p>
      <text:p text:style-name="P1">libtimedate-perl</text:p>
      <text:p text:style-name="P1">libtool</text:p>
      <text:p text:style-name="P1">libtotem-plparser17</text:p>
      <text:p text:style-name="P1">libts-0.0-0</text:p>
      <text:p text:style-name="P1">libtwolame0</text:p>
      <text:p text:style-name="P1">libubuntuone-1.0-1</text:p>
      <text:p text:style-name="P1">libudev0</text:p>
      <text:p text:style-name="P1">libunique-1.0-0</text:p>
      <text:p text:style-name="P1">libunique-dev</text:p>
      <text:p text:style-name="P1">libunistring0</text:p>
      <text:p text:style-name="P1">libunity-misc0</text:p>
      <text:p text:style-name="P1">libunity0</text:p>
      <text:p text:style-name="P1">libupower-glib1</text:p>
      <text:p text:style-name="P1">liburi-perl</text:p>
      <text:p text:style-name="P1">liburiparser1</text:p>
      <text:p text:style-name="P1">libusb-0.1-4</text:p>
      <text:p text:style-name="P1">libusb-1.0-0</text:p>
      <text:p text:style-name="P1">libusb-dev</text:p>
      <text:p text:style-name="P1">libusbmuxd1</text:p>
      <text:p text:style-name="P1">libustr-1.0-1</text:p>
      <text:p text:style-name="P1">libutempter0</text:p>
      <text:p text:style-name="P1">libutouch-grail1</text:p>
      <text:p text:style-name="P1">libuuid-perl</text:p>
      <text:p text:style-name="P1">libuuid1</text:p>
      <text:p text:style-name="P1">libv4l-0</text:p>
      <text:p text:style-name="P1">libva1</text:p>
      <text:p text:style-name="P1">libvala-0.10-0</text:p>
      <text:p text:style-name="P1">libvamp-hostsdk3</text:p>
      <text:p text:style-name="P1">libvirtodbc0</text:p>
      <text:p text:style-name="P1">libvisual-0.4-0</text:p>
      <text:p text:style-name="P1">libvisual-0.4-plugins</text:p>
      <text:p text:style-name="P1">libvncserver0</text:p>
      <text:p text:style-name="P1">libvorbis0a</text:p>
      <text:p text:style-name="P1">libvorbisenc2</text:p>
      <text:p text:style-name="P1">libvorbisfile3</text:p>
      <text:p text:style-name="P1">libvpx0</text:p>
      <text:p text:style-name="P1">libvte-common</text:p>
      <text:p text:style-name="P1">libvte9</text:p>
      <text:p text:style-name="P1">libwavpack1</text:p>
      <text:p text:style-name="P1">libwbclient0</text:p>
      <text:p text:style-name="P1">libweather-ion4a</text:p>
      <text:p text:style-name="P1">libwebkit-1.0-2</text:p>
      <text:p text:style-name="P1">libwebkit-1.0-common</text:p>
      <text:p text:style-name="P1">libwildmidi0</text:p>
      <text:p text:style-name="P1">libwmf0.2-7</text:p>
      <text:p text:style-name="P1">libwmf0.2-7-gtk</text:p>
      <text:p text:style-name="P1">libwnck-common</text:p>
      <text:p text:style-name="P1">libwnck22</text:p>
      <text:p text:style-name="P1">libwpd8c2a</text:p>
      <text:p text:style-name="P1">libwpg-0.1-1</text:p>
      <text:p text:style-name="P1">libwps-0.1-1</text:p>
      <text:p text:style-name="P1">libwrap0</text:p>
      <text:p text:style-name="P1">libwww-perl</text:p>
      <text:p text:style-name="P1">libwxbase2.8-0</text:p>
      <text:p text:style-name="P1">libwxgtk2.8-0</text:p>
      <text:p text:style-name="P1">libx11-6</text:p>
      <text:p text:style-name="P1">libx11-data</text:p>
      <text:p text:style-name="P1">libx11-dev</text:p>
      <text:p text:style-name="P1">libx11-xcb1</text:p>
      <text:p text:style-name="P1">libx264-98</text:p>
      <text:p text:style-name="P1">libx86-1</text:p>
      <text:p text:style-name="P1">libxapian15</text:p>
      <text:p text:style-name="P1">libxau-dev</text:p>
      <text:p text:style-name="P1">libxau6</text:p>
      <text:p text:style-name="P1">libxaw7</text:p>
      <text:p text:style-name="P1">libxcb-atom1</text:p>
      <text:p text:style-name="P1">libxcb-aux0</text:p>
      <text:p text:style-name="P1">libxcb-dri2-0</text:p>
      <text:p text:style-name="P1">libxcb-event1</text:p>
      <text:p text:style-name="P1">libxcb-icccm1</text:p>
      <text:p text:style-name="P1">libxcb-property1</text:p>
      <text:p text:style-name="P1">libxcb-render0</text:p>
      <text:p text:style-name="P1">libxcb-render0-dev</text:p>
      <text:p text:style-name="P1">libxcb-shape0</text:p>
      <text:p text:style-name="P1">libxcb-shm0</text:p>
      <text:p text:style-name="P1">libxcb-shm0-dev</text:p>
      <text:p text:style-name="P1">libxcb-xv0</text:p>
      <text:p text:style-name="P1">libxcb1</text:p>
      <text:p text:style-name="P1">libxcb1-dev</text:p>
      <text:p text:style-name="P1">libxcomposite-dev</text:p>
      <text:p text:style-name="P1">libxcomposite1</text:p>
      <text:p text:style-name="P1">libxcursor-dev</text:p>
      <text:p text:style-name="P1">libxcursor1</text:p>
      <text:p text:style-name="P1">libxdamage-dev</text:p>
      <text:p text:style-name="P1">libxdamage1</text:p>
      <text:p text:style-name="P1">libxdmcp-dev</text:p>
      <text:p text:style-name="P1">libxdmcp6</text:p>
      <text:p text:style-name="P1">libxdot4</text:p>
      <text:p text:style-name="P1">libxext-dev</text:p>
      <text:p text:style-name="P1">libxext6</text:p>
      <text:p text:style-name="P1">libxfce4util-bin</text:p>
      <text:p text:style-name="P1">libxfce4util-common</text:p>
      <text:p text:style-name="P1">libxfce4util4</text:p>
      <text:p text:style-name="P1">libxfcegui4-4</text:p>
      <text:p text:style-name="P1">libxfconf-0-2</text:p>
      <text:p text:style-name="P1">libxfixes-dev</text:p>
      <text:p text:style-name="P1">libxfixes3</text:p>
      <text:p text:style-name="P1">libxfont1</text:p>
      <text:p text:style-name="P1">libxft-dev</text:p>
      <text:p text:style-name="P1">libxft2</text:p>
      <text:p text:style-name="P1">libxi-dev</text:p>
      <text:p text:style-name="P1">libxi6</text:p>
      <text:p text:style-name="P1">libxine1</text:p>
      <text:p text:style-name="P1">libxine1-bin</text:p>
      <text:p text:style-name="P1">libxine1-console</text:p>
      <text:p text:style-name="P1">libxine1-misc-plugins</text:p>
      <text:p text:style-name="P1">libxine1-x</text:p>
      <text:p text:style-name="P1">libxinerama-dev</text:p>
      <text:p text:style-name="P1">libxinerama1</text:p>
      <text:p text:style-name="P1">libxkbfile1</text:p>
      <text:p text:style-name="P1">libxklavier16</text:p>
      <text:p text:style-name="P1">libxml-namespacesupport-perl</text:p>
      <text:p text:style-name="P1">libxml-parser-perl</text:p>
      <text:p text:style-name="P1">libxml-sax-expat-perl</text:p>
      <text:p text:style-name="P1">libxml-sax-perl</text:p>
      <text:p text:style-name="P1">libxml-simple-perl</text:p>
      <text:p text:style-name="P1">libxml-twig-perl</text:p>
      <text:p text:style-name="P1">libxml-xpath-perl</text:p>
      <text:p text:style-name="P1">libxml2</text:p>
      <text:p text:style-name="P1">libxml2-dev</text:p>
      <text:p text:style-name="P1">libxml2-utils</text:p>
      <text:p text:style-name="P1">libxmlrpc-core-c3</text:p>
      <text:p text:style-name="P1">libxmu-dev</text:p>
      <text:p text:style-name="P1">libxmu-headers</text:p>
      <text:p text:style-name="P1">libxmu6</text:p>
      <text:p text:style-name="P1">libxmuu1</text:p>
      <text:p text:style-name="P1">libxp6</text:p>
      <text:p text:style-name="P1">libxpm4</text:p>
      <text:p text:style-name="P1">libxrandr-dev</text:p>
      <text:p text:style-name="P1">libxrandr2</text:p>
      <text:p text:style-name="P1">libxrender-dev</text:p>
      <text:p text:style-name="P1">libxrender1</text:p>
      <text:p text:style-name="P1">libxres1</text:p>
      <text:p text:style-name="P1">libxslt1-dev</text:p>
      <text:p text:style-name="P1">libxslt1.1</text:p>
      <text:p text:style-name="P1">libxss-dev</text:p>
      <text:p text:style-name="P1">libxss1</text:p>
      <text:p text:style-name="P1">libxt-dev</text:p>
      <text:p text:style-name="P1">libxt6</text:p>
      <text:p text:style-name="P1">libxtst6</text:p>
      <text:p text:style-name="P1">libxv1</text:p>
      <text:p text:style-name="P1">libxvidcore4</text:p>
      <text:p text:style-name="P1">libxvmc1</text:p>
      <text:p text:style-name="P1">libxxf86dga1</text:p>
      <text:p text:style-name="P1">libxxf86vm1</text:p>
      <text:p text:style-name="P1">libytnef0</text:p>
      <text:p text:style-name="P1">libzbar0</text:p>
      <text:p text:style-name="P1">libzeitgeist-1.0-0</text:p>
      <text:p text:style-name="P1">libzephyr4</text:p>
      <text:p text:style-name="P1">libzip1</text:p>
      <text:p text:style-name="P1">light-themes</text:p>
      <text:p text:style-name="P1">lilypond</text:p>
      <text:p text:style-name="P1">lilypond-data</text:p>
      <text:p text:style-name="P1">lilypond-doc</text:p>
      <text:p text:style-name="P1">lintian</text:p>
      <text:p text:style-name="P1">linux-firmware</text:p>
      <text:p text:style-name="P1">linux-generic</text:p>
      <text:p text:style-name="P1">linux-headers-2.6.35-27</text:p>
      <text:p text:style-name="P1">linux-headers-2.6.35-27-generic</text:p>
      <text:p text:style-name="P1">linux-headers-generic</text:p>
      <text:p text:style-name="P1">linux-image-2.6.35-22-generic</text:p>
      <text:p text:style-name="P1">linux-image-2.6.35-24-generic</text:p>
      <text:p text:style-name="P1">linux-image-2.6.35-25-generic</text:p>
      <text:p text:style-name="P1">linux-image-2.6.35-27-generic</text:p>
      <text:p text:style-name="P1">linux-image-generic</text:p>
      <text:p text:style-name="P1">linux-libc-dev</text:p>
      <text:p text:style-name="P1">linux-sound-base</text:p>
      <text:p text:style-name="P1">lksctp-tools</text:p>
      <text:p text:style-name="P1">lm-sensors</text:p>
      <text:p text:style-name="P1">lmodern</text:p>
      <text:p text:style-name="P1">locales</text:p>
      <text:p text:style-name="P1">lockfile-progs</text:p>
      <text:p text:style-name="P1">login</text:p>
      <text:p text:style-name="P1">logrotate</text:p>
      <text:p text:style-name="P1">lp-solve</text:p>
      <text:p text:style-name="P1">lsb-base</text:p>
      <text:p text:style-name="P1">lsb-core</text:p>
      <text:p text:style-name="P1">lsb-languages</text:p>
      <text:p text:style-name="P1">lsb-multimedia</text:p>
      <text:p text:style-name="P1">lsb-release</text:p>
      <text:p text:style-name="P1">lshw</text:p>
      <text:p text:style-name="P1">lsof</text:p>
      <text:p text:style-name="P1">ltrace</text:p>
      <text:p text:style-name="P1">luatex</text:p>
      <text:p text:style-name="P1">lzma</text:p>
      <text:p text:style-name="P1">lzop</text:p>
      <text:p text:style-name="P1">m17n-contrib</text:p>
      <text:p text:style-name="P1">m17n-db</text:p>
      <text:p text:style-name="P1">m4</text:p>
      <text:p text:style-name="P1">make</text:p>
      <text:p text:style-name="P1">makedev</text:p>
      <text:p text:style-name="P1">makedumpfile</text:p>
      <text:p text:style-name="P1">makeself</text:p>
      <text:p text:style-name="P1">man-db</text:p>
      <text:p text:style-name="P1">manpages</text:p>
      <text:p text:style-name="P1">manpages-dev</text:p>
      <text:p text:style-name="P1">mawk</text:p>
      <text:p text:style-name="P1">mcrypt</text:p>
      <text:p text:style-name="P1">media-player-info</text:p>
      <text:p text:style-name="P1">memtest86+</text:p>
      <text:p text:style-name="P1">menu</text:p>
      <text:p text:style-name="P1">mercurial</text:p>
      <text:p text:style-name="P1">mercurial-common</text:p>
      <text:p text:style-name="P1">mesa-common-dev</text:p>
      <text:p text:style-name="P1">mesa-utils</text:p>
      <text:p text:style-name="P1">metacity</text:p>
      <text:p text:style-name="P1">metacity-common</text:p>
      <text:p text:style-name="P1">mime-support</text:p>
      <text:p text:style-name="P1">min12xxw</text:p>
      <text:p text:style-name="P1">mktemp</text:p>
      <text:p text:style-name="P1">mlocate</text:p>
      <text:p text:style-name="P1">mobile-broadband-provider-info</text:p>
      <text:p text:style-name="P1">modemmanager</text:p>
      <text:p text:style-name="P1">module-assistant</text:p>
      <text:p text:style-name="P1">module-init-tools</text:p>
      <text:p text:style-name="P1">mono-2.0-gac</text:p>
      <text:p text:style-name="P1">mono-csharp-shell</text:p>
      <text:p text:style-name="P1">mono-gac</text:p>
      <text:p text:style-name="P1">mono-gmcs</text:p>
      <text:p text:style-name="P1">mono-runtime</text:p>
      <text:p text:style-name="P1">mount</text:p>
      <text:p text:style-name="P1">mountall</text:p>
      <text:p text:style-name="P1">mousetweaks</text:p>
      <text:p text:style-name="P1">mozilla-libreoffice</text:p>
      <text:p text:style-name="P1">mscompress</text:p>
      <text:p text:style-name="P1">mtools</text:p>
      <text:p text:style-name="P1">mtr-tiny</text:p>
      <text:p text:style-name="P1">mutter</text:p>
      <text:p text:style-name="P1">mutter-common</text:p>
      <text:p text:style-name="P1">mysql-client-core-5.1</text:p>
      <text:p text:style-name="P1">mysql-common</text:p>
      <text:p text:style-name="P1">mysql-server-core-5.1</text:p>
      <text:p text:style-name="P1">nano</text:p>
      <text:p text:style-name="P1">nautilus</text:p>
      <text:p text:style-name="P1">nautilus-actions</text:p>
      <text:p text:style-name="P1">nautilus-data</text:p>
      <text:p text:style-name="P1">nautilus-gksu</text:p>
      <text:p text:style-name="P1">nautilus-open-terminal</text:p>
      <text:p text:style-name="P1">nautilus-sendto</text:p>
      <text:p text:style-name="P1">nautilus-sendto-empathy</text:p>
      <text:p text:style-name="P1">ncurses-base</text:p>
      <text:p text:style-name="P1">ncurses-bin</text:p>
      <text:p text:style-name="P1">ncurses-term</text:p>
      <text:p text:style-name="P1">net-tools</text:p>
      <text:p text:style-name="P1">netbase</text:p>
      <text:p text:style-name="P1">netcat-openbsd</text:p>
      <text:p text:style-name="P1">netpbm</text:p>
      <text:p text:style-name="P1">network-manager</text:p>
      <text:p text:style-name="P1">network-manager-dev</text:p>
      <text:p text:style-name="P1">network-manager-gnome</text:p>
      <text:p text:style-name="P1">network-manager-pptp</text:p>
      <text:p text:style-name="P1">network-manager-pptp-gnome</text:p>
      <text:p text:style-name="P1">network-manager-pptp-kde</text:p>
      <text:p text:style-name="P1">notify-osd</text:p>
      <text:p text:style-name="P1">notify-osd-icons</text:p>
      <text:p text:style-name="P1">ntfs-3g</text:p>
      <text:p text:style-name="P1">ntfsprogs</text:p>
      <text:p text:style-name="P1">ntp</text:p>
      <text:p text:style-name="P1">ntpdate</text:p>
      <text:p text:style-name="P1">nvidia-173-modaliases</text:p>
      <text:p text:style-name="P1">nvidia-96-modaliases</text:p>
      <text:p text:style-name="P1">nvidia-common</text:p>
      <text:p text:style-name="P1">nvidia-current-modaliases</text:p>
      <text:p text:style-name="P1">obex-data-server</text:p>
      <text:p text:style-name="P1">obexd-client</text:p>
      <text:p text:style-name="P1">ocaml-base-nox</text:p>
      <text:p text:style-name="P1">ocaml-findlib</text:p>
      <text:p text:style-name="P1">ocaml-interp</text:p>
      <text:p text:style-name="P1">ocaml-nox</text:p>
      <text:p text:style-name="P1">odbcinst</text:p>
      <text:p text:style-name="P1">odbcinst1debian2</text:p>
      <text:p text:style-name="P1">okular</text:p>
      <text:p text:style-name="P1">okular-extra-backends</text:p>
      <text:p text:style-name="P1">onboard</text:p>
      <text:p text:style-name="P1">openjdk-6-jre</text:p>
      <text:p text:style-name="P1">openjdk-6-jre-headless</text:p>
      <text:p text:style-name="P1">openjdk-6-jre-lib</text:p>
      <text:p text:style-name="P1">openoffice.org-calc</text:p>
      <text:p text:style-name="P1">openoffice.org-common</text:p>
      <text:p text:style-name="P1">openoffice.org-core</text:p>
      <text:p text:style-name="P1">openoffice.org-draw</text:p>
      <text:p text:style-name="P1">openoffice.org-impress</text:p>
      <text:p text:style-name="P1">openoffice.org-math</text:p>
      <text:p text:style-name="P1">openoffice.org-writer</text:p>
      <text:p text:style-name="P1">openprinting-ppds</text:p>
      <text:p text:style-name="P1">openssh-client</text:p>
      <text:p text:style-name="P1">openssl</text:p>
      <text:p text:style-name="P1">orbit2</text:p>
      <text:p text:style-name="P1">os-prober</text:p>
      <text:p text:style-name="P1">oxygen-cursor-theme</text:p>
      <text:p text:style-name="P1">oxygen-icon-theme</text:p>
      <text:p text:style-name="P1">oxygen-icon-theme-complete</text:p>
      <text:p text:style-name="P1">packagekit</text:p>
      <text:p text:style-name="P1">packagekit-backend-aptcc</text:p>
      <text:p text:style-name="P1">parcellite</text:p>
      <text:p text:style-name="P1">parley</text:p>
      <text:p text:style-name="P1">parley-data</text:p>
      <text:p text:style-name="P1">parted</text:p>
      <text:p text:style-name="P1">passwd</text:p>
      <text:p text:style-name="P1">patch</text:p>
      <text:p text:style-name="P1">patchutils</text:p>
      <text:p text:style-name="P1">pax</text:p>
      <text:p text:style-name="P1">pbuilder</text:p>
      <text:p text:style-name="P1">pciutils</text:p>
      <text:p text:style-name="P1">pcmciautils</text:p>
      <text:p text:style-name="P1">pdftk</text:p>
      <text:p text:style-name="P1">perl</text:p>
      <text:p text:style-name="P1">perl-base</text:p>
      <text:p text:style-name="P1">perl-doc</text:p>
      <text:p text:style-name="P1">perl-modules</text:p>
      <text:p text:style-name="P1">pgf</text:p>
      <text:p text:style-name="P1">phonon</text:p>
      <text:p text:style-name="P1">phonon-backend-xine</text:p>
      <text:p text:style-name="P1">pidgin</text:p>
      <text:p text:style-name="P1">pidgin-data</text:p>
      <text:p text:style-name="P1">pidgin-libnotify</text:p>
      <text:p text:style-name="P1">piklab</text:p>
      <text:p text:style-name="P1">pinentry-gtk2</text:p>
      <text:p text:style-name="P1">pinentry-qt4</text:p>
      <text:p text:style-name="P1">pitivi</text:p>
      <text:p text:style-name="P1">piuparts</text:p>
      <text:p text:style-name="P1">pkg-config</text:p>
      <text:p text:style-name="P1">plasma-dataengines-addons</text:p>
      <text:p text:style-name="P1">plasma-dataengines-workspace</text:p>
      <text:p text:style-name="P1">plasma-desktop</text:p>
      <text:p text:style-name="P1">plasma-netbook</text:p>
      <text:p text:style-name="P1">plasma-scriptengine-javascript</text:p>
      <text:p text:style-name="P1">plasma-scriptengine-python</text:p>
      <text:p text:style-name="P1">plasma-widget-facebook</text:p>
      <text:p text:style-name="P1">plasma-widget-folderview</text:p>
      <text:p text:style-name="P1">plasma-widget-kimpanel</text:p>
      <text:p text:style-name="P1">plasma-widget-kimpanel-backend-ibus</text:p>
      <text:p text:style-name="P1">plasma-widget-kubuntu-feedback</text:p>
      <text:p text:style-name="P1">plasma-widget-menubar</text:p>
      <text:p text:style-name="P1">plasma-widget-message-indicator</text:p>
      <text:p text:style-name="P1">plasma-widget-networkmanagement</text:p>
      <text:p text:style-name="P1">plasma-widget-quickaccess</text:p>
      <text:p text:style-name="P1">plasma-widgets-addons</text:p>
      <text:p text:style-name="P1">plasma-widgets-workspace</text:p>
      <text:p text:style-name="P1">plymouth</text:p>
      <text:p text:style-name="P1">plymouth-label</text:p>
      <text:p text:style-name="P1">plymouth-theme-kubuntu-logo</text:p>
      <text:p text:style-name="P1">plymouth-theme-kubuntu-text</text:p>
      <text:p text:style-name="P1">plymouth-theme-ubuntu-logo</text:p>
      <text:p text:style-name="P1">plymouth-theme-ubuntu-text</text:p>
      <text:p text:style-name="P1">pm-utils</text:p>
      <text:p text:style-name="P1">pnm2ppa</text:p>
      <text:p text:style-name="P1">po-debconf</text:p>
      <text:p text:style-name="P1">policycoreutils</text:p>
      <text:p text:style-name="P1">policykit-1</text:p>
      <text:p text:style-name="P1">policykit-1-gnome</text:p>
      <text:p text:style-name="P1">policykit-desktop-privileges</text:p>
      <text:p text:style-name="P1">polkit-kde-1</text:p>
      <text:p text:style-name="P1">poppler-data</text:p>
      <text:p text:style-name="P1">popularity-contest</text:p>
      <text:p text:style-name="P1">powermgmt-base</text:p>
      <text:p text:style-name="P1">ppa-purge</text:p>
      <text:p text:style-name="P1">ppp</text:p>
      <text:p text:style-name="P1">pppconfig</text:p>
      <text:p text:style-name="P1">pppoeconf</text:p>
      <text:p text:style-name="P1">pptp-linux</text:p>
      <text:p text:style-name="P1">preview-latex-style</text:p>
      <text:p text:style-name="P1">printer-applet</text:p>
      <text:p text:style-name="P1">prism</text:p>
      <text:p text:style-name="P1">procmail</text:p>
      <text:p text:style-name="P1">procps</text:p>
      <text:p text:style-name="P1">prosper</text:p>
      <text:p text:style-name="P1">protobuf-compiler</text:p>
      <text:p text:style-name="P1">ps2eps</text:p>
      <text:p text:style-name="P1">psmisc</text:p>
      <text:p text:style-name="P1">psutils</text:p>
      <text:p text:style-name="P1">pulseaudio</text:p>
      <text:p text:style-name="P1">pulseaudio-esound-compat</text:p>
      <text:p text:style-name="P1">pulseaudio-module-bluetooth</text:p>
      <text:p text:style-name="P1">pulseaudio-module-gconf</text:p>
      <text:p text:style-name="P1">pulseaudio-module-x11</text:p>
      <text:p text:style-name="P1">pulseaudio-utils</text:p>
      <text:p text:style-name="P1">python</text:p>
      <text:p text:style-name="P1">python-appindicator</text:p>
      <text:p text:style-name="P1">python-apport</text:p>
      <text:p text:style-name="P1">python-apt</text:p>
      <text:p text:style-name="P1">python-aptdaemon</text:p>
      <text:p text:style-name="P1">python-aptdaemon-gtk</text:p>
      <text:p text:style-name="P1">python-argparse</text:p>
      <text:p text:style-name="P1">python-avahi</text:p>
      <text:p text:style-name="P1">python-beautifulsoup</text:p>
      <text:p text:style-name="P1">python-brlapi</text:p>
      <text:p text:style-name="P1">python-cairo</text:p>
      <text:p text:style-name="P1">python-central</text:p>
      <text:p text:style-name="P1">python-cherrypy3</text:p>
      <text:p text:style-name="P1">python-chm</text:p>
      <text:p text:style-name="P1">python-clientform</text:p>
      <text:p text:style-name="P1">python-configglue</text:p>
      <text:p text:style-name="P1">python-configobj</text:p>
      <text:p text:style-name="P1">python-couchdb</text:p>
      <text:p text:style-name="P1">python-crypto</text:p>
      <text:p text:style-name="P1">python-cssutils</text:p>
      <text:p text:style-name="P1">python-cups</text:p>
      <text:p text:style-name="P1">python-cupshelpers</text:p>
      <text:p text:style-name="P1">python-dateutil</text:p>
      <text:p text:style-name="P1">python-dbus</text:p>
      <text:p text:style-name="P1">python-debian</text:p>
      <text:p text:style-name="P1">python-desktopcouch-records</text:p>
      <text:p text:style-name="P1">python-dev</text:p>
      <text:p text:style-name="P1">python-django</text:p>
      <text:p text:style-name="P1">python-django-tagging</text:p>
      <text:p text:style-name="P1">python-egenix-mxdatetime</text:p>
      <text:p text:style-name="P1">python-egenix-mxtools</text:p>
      <text:p text:style-name="P1">python-encutils</text:p>
      <text:p text:style-name="P1">python-farsight</text:p>
      <text:p text:style-name="P1">python-fpconst</text:p>
      <text:p text:style-name="P1">python-gconf</text:p>
      <text:p text:style-name="P1">python-gdbm</text:p>
      <text:p text:style-name="P1">python-glade2</text:p>
      <text:p text:style-name="P1">python-gmenu</text:p>
      <text:p text:style-name="P1">python-gnome2</text:p>
      <text:p text:style-name="P1">python-gnomeapplet</text:p>
      <text:p text:style-name="P1">python-gnomecanvas</text:p>
      <text:p text:style-name="P1">python-gnomekeyring</text:p>
      <text:p text:style-name="P1">python-gnupginterface</text:p>
      <text:p text:style-name="P1">python-gobject</text:p>
      <text:p text:style-name="P1">python-gobject-cairo</text:p>
      <text:p text:style-name="P1">python-gobject-dev</text:p>
      <text:p text:style-name="P1">python-gst0.10</text:p>
      <text:p text:style-name="P1">python-gtk2</text:p>
      <text:p text:style-name="P1">python-gtk2-dev</text:p>
      <text:p text:style-name="P1">python-gtk2-doc</text:p>
      <text:p text:style-name="P1">python-gtksourceview2</text:p>
      <text:p text:style-name="P1">python-gtkspell</text:p>
      <text:p text:style-name="P1">python-httplib2</text:p>
      <text:p text:style-name="P1">python-ibus</text:p>
      <text:p text:style-name="P1">python-imaging</text:p>
      <text:p text:style-name="P1">python-imaging-tk</text:p>
      <text:p text:style-name="P1">python-indicate</text:p>
      <text:p text:style-name="P1">python-kde4</text:p>
      <text:p text:style-name="P1">python-launchpad-integration</text:p>
      <text:p text:style-name="P1">python-launchpadlib</text:p>
      <text:p text:style-name="P1">python-lazr.restfulclient</text:p>
      <text:p text:style-name="P1">python-lazr.uri</text:p>
      <text:p text:style-name="P1">python-libproxy</text:p>
      <text:p text:style-name="P1">python-libxml2</text:p>
      <text:p text:style-name="P1">python-louis</text:p>
      <text:p text:style-name="P1">python-lxml</text:p>
      <text:p text:style-name="P1">python-magic</text:p>
      <text:p text:style-name="P1">python-mako</text:p>
      <text:p text:style-name="P1">python-markupsafe</text:p>
      <text:p text:style-name="P1">python-mechanize</text:p>
      <text:p text:style-name="P1">python-minimal</text:p>
      <text:p text:style-name="P1">python-newt</text:p>
      <text:p text:style-name="P1">python-notify</text:p>
      <text:p text:style-name="P1">python-oauth</text:p>
      <text:p text:style-name="P1">python-openssl</text:p>
      <text:p text:style-name="P1">python-packagekit</text:p>
      <text:p text:style-name="P1">python-pam</text:p>
      <text:p text:style-name="P1">python-papyon</text:p>
      <text:p text:style-name="P1">python-paramiko</text:p>
      <text:p text:style-name="P1">python-pexpect</text:p>
      <text:p text:style-name="P1">python-pkg-resources</text:p>
      <text:p text:style-name="P1">python-problem-report</text:p>
      <text:p text:style-name="P1">python-protobuf</text:p>
      <text:p text:style-name="P1">python-pyatspi</text:p>
      <text:p text:style-name="P1">python-pycurl</text:p>
      <text:p text:style-name="P1">python-pygoocanvas</text:p>
      <text:p text:style-name="P1">python-pyinotify</text:p>
      <text:p text:style-name="P1">python-pyorbit</text:p>
      <text:p text:style-name="P1">python-pypdf</text:p>
      <text:p text:style-name="P1">python-qt4</text:p>
      <text:p text:style-name="P1">python-qt4-dbus</text:p>
      <text:p text:style-name="P1">python-rdflib</text:p>
      <text:p text:style-name="P1">python-reportbug</text:p>
      <text:p text:style-name="P1">python-routes</text:p>
      <text:p text:style-name="P1">python-serial</text:p>
      <text:p text:style-name="P1">python-simplejson</text:p>
      <text:p text:style-name="P1">python-sip</text:p>
      <text:p text:style-name="P1">python-smbc</text:p>
      <text:p text:style-name="P1">python-soappy</text:p>
      <text:p text:style-name="P1">python-software-properties</text:p>
      <text:p text:style-name="P1">python-speechd</text:p>
      <text:p text:style-name="P1">python-support</text:p>
      <text:p text:style-name="P1">python-telepathy</text:p>
      <text:p text:style-name="P1">python-tk</text:p>
      <text:p text:style-name="P1">python-twisted-bin</text:p>
      <text:p text:style-name="P1">python-twisted-core</text:p>
      <text:p text:style-name="P1">python-twisted-names</text:p>
      <text:p text:style-name="P1">python-twisted-web</text:p>
      <text:p text:style-name="P1">python-ubuntuone</text:p>
      <text:p text:style-name="P1">python-ubuntuone-client</text:p>
      <text:p text:style-name="P1">python-ubuntuone-storageprotocol</text:p>
      <text:p text:style-name="P1">python-uno</text:p>
      <text:p text:style-name="P1">python-virtkey</text:p>
      <text:p text:style-name="P1">python-vte</text:p>
      <text:p text:style-name="P1">python-wadllib</text:p>
      <text:p text:style-name="P1">python-webkit</text:p>
      <text:p text:style-name="P1">python-webob</text:p>
      <text:p text:style-name="P1">python-wnck</text:p>
      <text:p text:style-name="P1">python-xapian</text:p>
      <text:p text:style-name="P1">python-xdg</text:p>
      <text:p text:style-name="P1">python-xkit</text:p>
      <text:p text:style-name="P1">python-zope.interface</text:p>
      <text:p text:style-name="P1">python2.6</text:p>
      <text:p text:style-name="P1">python2.6-dev</text:p>
      <text:p text:style-name="P1">python2.6-minimal</text:p>
      <text:p text:style-name="P1">qapt-batch</text:p>
      <text:p text:style-name="P1">qt3-dev-tools</text:p>
      <text:p text:style-name="P1">qt4-demos</text:p>
      <text:p text:style-name="P1">qt4-designer</text:p>
      <text:p text:style-name="P1">qt4-dev-tools</text:p>
      <text:p text:style-name="P1">qt4-doc</text:p>
      <text:p text:style-name="P1">qt4-qmake</text:p>
      <text:p text:style-name="P1">qtcreator</text:p>
      <text:p text:style-name="P1">qtcreator-doc</text:p>
      <text:p text:style-name="P1">quadrapassel</text:p>
      <text:p text:style-name="P1">quanta</text:p>
      <text:p text:style-name="P1">quanta-data</text:p>
      <text:p text:style-name="P1">quassel</text:p>
      <text:p text:style-name="P1">quassel-data</text:p>
      <text:p text:style-name="P1">quilt</text:p>
      <text:p text:style-name="P1">radeontool</text:p>
      <text:p text:style-name="P1">rarian-compat</text:p>
      <text:p text:style-name="P1">rdesktop</text:p>
      <text:p text:style-name="P1">readline-common</text:p>
      <text:p text:style-name="P1">realpath</text:p>
      <text:p text:style-name="P1">recode</text:p>
      <text:p text:style-name="P1">rekonq</text:p>
      <text:p text:style-name="P1">reportbug</text:p>
      <text:p text:style-name="P1">rhythmbox</text:p>
      <text:p text:style-name="P1">rhythmbox-plugin-cdrecorder</text:p>
      <text:p text:style-name="P1">rhythmbox-plugins</text:p>
      <text:p text:style-name="P1">rhythmbox-ubuntuone-music-store</text:p>
      <text:p text:style-name="P1">ri</text:p>
      <text:p text:style-name="P1">ri1.8</text:p>
      <text:p text:style-name="P1">rpm</text:p>
      <text:p text:style-name="P1">rpm-common</text:p>
      <text:p text:style-name="P1">rpm2cpio</text:p>
      <text:p text:style-name="P1">rsync</text:p>
      <text:p text:style-name="P1">rsyslog</text:p>
      <text:p text:style-name="P1">rtkit</text:p>
      <text:p text:style-name="P1"><text:soft-page-break/>ruby</text:p>
      <text:p text:style-name="P1">ruby-elisp</text:p>
      <text:p text:style-name="P1">ruby-full</text:p>
      <text:p text:style-name="P1">ruby1.8</text:p>
      <text:p text:style-name="P1">ruby1.8-dev</text:p>
      <text:p text:style-name="P1">ruby1.8-elisp</text:p>
      <text:p text:style-name="P1">rubygems</text:p>
      <text:p text:style-name="P1">rubygems-doc</text:p>
      <text:p text:style-name="P1">rubygems1.8</text:p>
      <text:p text:style-name="P1">samba-common</text:p>
      <text:p text:style-name="P1">samba-common-bin</text:p>
      <text:p text:style-name="P1">sane-utils</text:p>
      <text:p text:style-name="P1">screen</text:p>
      <text:p text:style-name="P1">screen-resolution-extra</text:p>
      <text:p text:style-name="P1">screensaver-default-images</text:p>
      <text:p text:style-name="P1">sdcc</text:p>
      <text:p text:style-name="P1">sdcc-doc</text:p>
      <text:p text:style-name="P1">sdcc-libraries</text:p>
      <text:p text:style-name="P1">sdlbasic</text:p>
      <text:p text:style-name="P1">seahorse</text:p>
      <text:p text:style-name="P1">sed</text:p>
      <text:p text:style-name="P1">selinux</text:p>
      <text:p text:style-name="P1">selinux-policy-ubuntu</text:p>
      <text:p text:style-name="P1">sendmail</text:p>
      <text:p text:style-name="P1">sendmail-base</text:p>
      <text:p text:style-name="P1">sendmail-bin</text:p>
      <text:p text:style-name="P1">sendmail-cf</text:p>
      <text:p text:style-name="P1">sensible-mda</text:p>
      <text:p text:style-name="P1">sensible-utils</text:p>
      <text:p text:style-name="P1">sessioninstaller</text:p>
      <text:p text:style-name="P1">setools</text:p>
      <text:p text:style-name="P1">sgml-base</text:p>
      <text:p text:style-name="P1">sgml-data</text:p>
      <text:p text:style-name="P1">sgt-puzzles</text:p>
      <text:p text:style-name="P1">shared-desktop-ontologies</text:p>
      <text:p text:style-name="P1">shared-mime-info</text:p>
      <text:p text:style-name="P1">shotwell</text:p>
      <text:p text:style-name="P1">simple-scan</text:p>
      <text:p text:style-name="P1">skype</text:p>
      <text:p text:style-name="P1">smartdimmer</text:p>
      <text:p text:style-name="P1">smbclient</text:p>
      <text:p text:style-name="P1">software-center</text:p>
      <text:p text:style-name="P1">software-properties-gtk</text:p>
      <text:p text:style-name="P1">software-properties-kde</text:p>
      <text:p text:style-name="P1">soprano-daemon</text:p>
      <text:p text:style-name="P1">speech-dispatcher</text:p>
      <text:p text:style-name="P1">sqlite3</text:p>
      <text:p text:style-name="P1">sqlite3-doc</text:p>
      <text:p text:style-name="P1">squashfs-tools</text:p>
      <text:p text:style-name="P1">ssh-askpass-gnome</text:p>
      <text:p text:style-name="P1">ssl-cert</text:p>
      <text:p text:style-name="P1">stalonetray</text:p>
      <text:p text:style-name="P1">startupmanager</text:p>
      <text:p text:style-name="P1">stellarium</text:p>
      <text:p text:style-name="P1">stellarium-data</text:p>
      <text:p text:style-name="P1">strace</text:p>
      <text:p text:style-name="P1">subversion</text:p>
      <text:p text:style-name="P1">sudo</text:p>
      <text:p text:style-name="P1">sun-java6-bin</text:p>
      <text:p text:style-name="P1">sun-java6-jdk</text:p>
      <text:p text:style-name="P1">sun-java6-jre</text:p>
      <text:p text:style-name="P1">sunpinyin-data</text:p>
      <text:p text:style-name="P1">symlinks</text:p>
      <text:p text:style-name="P1">synaptic</text:p>
      <text:p text:style-name="P1">syslinux</text:p>
      <text:p text:style-name="P1">syslinux-common</text:p>
      <text:p text:style-name="P1">system-config-printer-common</text:p>
      <text:p text:style-name="P1">system-config-printer-gnome</text:p>
      <text:p text:style-name="P1">system-config-printer-kde</text:p>
      <text:p text:style-name="P1">system-config-printer-udev</text:p>
      <text:p text:style-name="P1">system-tools-backends</text:p>
      <text:p text:style-name="P1">systemsettings</text:p>
      <text:p text:style-name="P1">sysv-rc</text:p>
      <text:p text:style-name="P1">sysvinit-utils</text:p>
      <text:p text:style-name="P1">talika</text:p>
      <text:p text:style-name="P1">tar</text:p>
      <text:p text:style-name="P1">tcl</text:p>
      <text:p text:style-name="P1">tcl8.4</text:p>
      <text:p text:style-name="P1">tcl8.5</text:p>
      <text:p text:style-name="P1">tcpd</text:p>
      <text:p text:style-name="P1">tcpdump</text:p>
      <text:p text:style-name="P1">telepathy-butterfly</text:p>
      <text:p text:style-name="P1">telepathy-gabble</text:p>
      <text:p text:style-name="P1">telepathy-haze</text:p>
      <text:p text:style-name="P1">telepathy-idle</text:p>
      <text:p text:style-name="P1">telepathy-logger</text:p>
      <text:p text:style-name="P1">telepathy-mission-control-5</text:p>
      <text:p text:style-name="P1">telepathy-salut</text:p>
      <text:p text:style-name="P1">telnet</text:p>
      <text:p text:style-name="P1">tex-common</text:p>
      <text:p text:style-name="P1">tex-gyre</text:p>
      <text:p text:style-name="P1">tex4ht</text:p>
      <text:p text:style-name="P1">tex4ht-common</text:p>
      <text:p text:style-name="P1">texinfo</text:p>
      <text:p text:style-name="P1">texlive</text:p>
      <text:p text:style-name="P1">texlive-base</text:p>
      <text:p text:style-name="P1">texlive-bibtex-extra</text:p>
      <text:p text:style-name="P1">texlive-binaries</text:p>
      <text:p text:style-name="P1">texlive-common</text:p>
      <text:p text:style-name="P1">texlive-doc-base</text:p>
      <text:p text:style-name="P1">texlive-extra-utils</text:p>
      <text:p text:style-name="P1">texlive-font-utils</text:p>
      <text:p text:style-name="P1">texlive-fonts-recommended</text:p>
      <text:p text:style-name="P1">texlive-fonts-recommended-doc</text:p>
      <text:p text:style-name="P1">texlive-generic-recommended</text:p>
      <text:p text:style-name="P1">texlive-latex-base</text:p>
      <text:p text:style-name="P1">texlive-latex-base-doc</text:p>
      <text:p text:style-name="P1">texlive-latex-extra</text:p>
      <text:p text:style-name="P1">texlive-latex-extra-doc</text:p>
      <text:p text:style-name="P1">texlive-latex-recommended</text:p>
      <text:p text:style-name="P1">texlive-latex-recommended-doc</text:p>
      <text:p text:style-name="P1">texlive-luatex</text:p>
      <text:p text:style-name="P1">texlive-math-extra</text:p>
      <text:p text:style-name="P1">texlive-metapost</text:p>
      <text:p text:style-name="P1">texlive-metapost-doc</text:p>
      <text:p text:style-name="P1">texlive-pictures</text:p>
      <text:p text:style-name="P1">texlive-pictures-doc</text:p>
      <text:p text:style-name="P1">texlive-pstricks</text:p>
      <text:p text:style-name="P1">texlive-pstricks-doc</text:p>
      <text:p text:style-name="P1">texlive-xetex</text:p>
      <text:p text:style-name="P1">texmacs</text:p>
      <text:p text:style-name="P1">texmacs-common</text:p>
      <text:p text:style-name="P1">tidy</text:p>
      <text:p text:style-name="P1">time</text:p>
      <text:p text:style-name="P1">tipa</text:p>
      <text:p text:style-name="P1">tk8.4</text:p>
      <text:p text:style-name="P1">tk8.5</text:p>
      <text:p text:style-name="P1">tomboy</text:p>
      <text:p text:style-name="P1">toshset</text:p>
      <text:p text:style-name="P1">totem</text:p>
      <text:p text:style-name="P1">totem-common</text:p>
      <text:p text:style-name="P1">totem-mozilla</text:p>
      <text:p text:style-name="P1">totem-plugins</text:p>
      <text:p text:style-name="P1">transmission-common</text:p>
      <text:p text:style-name="P1">transmission-gtk</text:p>
      <text:p text:style-name="P1">tsclient</text:p>
      <text:p text:style-name="P1">tsconf</text:p>
      <text:p text:style-name="P1">ttf-arphic-ukai</text:p>
      <text:p text:style-name="P1">ttf-arphic-uming</text:p>
      <text:p text:style-name="P1">ttf-dejavu</text:p>
      <text:p text:style-name="P1">ttf-dejavu-core</text:p>
      <text:p text:style-name="P1">ttf-dejavu-extra</text:p>
      <text:p text:style-name="P1">ttf-droid</text:p>
      <text:p text:style-name="P1">ttf-freefont</text:p>
      <text:p text:style-name="P1">ttf-gfs-artemisia</text:p>
      <text:p text:style-name="P1">ttf-gfs-baskerville</text:p>
      <text:p text:style-name="P1">ttf-gfs-bodoni-classic</text:p>
      <text:p text:style-name="P1">ttf-gfs-didot</text:p>
      <text:p text:style-name="P1">ttf-gfs-didot-classic</text:p>
      <text:p text:style-name="P1">ttf-gfs-gazis</text:p>
      <text:p text:style-name="P1">ttf-gfs-neohellenic</text:p>
      <text:p text:style-name="P1">ttf-gfs-olga</text:p>
      <text:p text:style-name="P1">ttf-gfs-porson</text:p>
      <text:p text:style-name="P1">ttf-gfs-solomos</text:p>
      <text:p text:style-name="P1">ttf-gfs-theokritos</text:p>
      <text:p text:style-name="P1">ttf-indic-fonts-core</text:p>
      <text:p text:style-name="P1">ttf-kacst-one</text:p>
      <text:p text:style-name="P1">ttf-khmeros-core</text:p>
      <text:p text:style-name="P1">ttf-lao</text:p>
      <text:p text:style-name="P1">ttf-liberation</text:p>
      <text:p text:style-name="P1">ttf-mscorefonts-installer</text:p>
      <text:p text:style-name="P1">ttf-opensymbol</text:p>
      <text:p text:style-name="P1">ttf-punjabi-fonts</text:p>
      <text:p text:style-name="P1">ttf-sil-gentium</text:p>
      <text:p text:style-name="P1">ttf-sil-gentium-basic</text:p>
      <text:p text:style-name="P1">ttf-takao-pgothic</text:p>
      <text:p text:style-name="P1">ttf-thai-tlwg</text:p>
      <text:p text:style-name="P1">ttf-ubuntu-font-family</text:p>
      <text:p text:style-name="P1">ttf-unfonts-core</text:p>
      <text:p text:style-name="P1">ttf-wqy-microhei</text:p>
      <text:p text:style-name="P1">ttf-wqy-zenhei</text:p>
      <text:p text:style-name="P1">tzdata</text:p>
      <text:p text:style-name="P1">tzdata-java</text:p>
      <text:p text:style-name="P1">ubufox</text:p>
      <text:p text:style-name="P1">ubuntu-artwork</text:p>
      <text:p text:style-name="P1">ubuntu-dev-tools</text:p>
      <text:p text:style-name="P1">ubuntu-docs</text:p>
      <text:p text:style-name="P1">ubuntu-extras-keyring</text:p>
      <text:p text:style-name="P1">ubuntu-keyring</text:p>
      <text:p text:style-name="P1">ubuntu-minimal</text:p>
      <text:p text:style-name="P1">ubuntu-mono</text:p>
      <text:p text:style-name="P1">ubuntu-restricted-addons</text:p>
      <text:p text:style-name="P1">ubuntu-restricted-extras</text:p>
      <text:p text:style-name="P1">ubuntu-sounds</text:p>
      <text:p text:style-name="P1">ubuntu-sso-client</text:p>
      <text:p text:style-name="P1">ubuntu-standard</text:p>
      <text:p text:style-name="P1">ubuntu-system-service</text:p>
      <text:p text:style-name="P1">ubuntu-wallpapers</text:p>
      <text:p text:style-name="P1">ubuntuone-client</text:p>
      <text:p text:style-name="P1">ubuntuone-client-gnome</text:p>
      <text:p text:style-name="P1">ucf</text:p>
      <text:p text:style-name="P1">uck</text:p>
      <text:p text:style-name="P1">udev</text:p>
      <text:p text:style-name="P1">udisks</text:p>
      <text:p text:style-name="P1">ufw</text:p>
      <text:p text:style-name="P1">unattended-upgrades</text:p>
      <text:p text:style-name="P1">unixodbc</text:p>
      <text:p text:style-name="P1">uno-libs3</text:p>
      <text:p text:style-name="P1">unrar</text:p>
      <text:p text:style-name="P1">unzip</text:p>
      <text:p text:style-name="P1">update-inetd</text:p>
      <text:p text:style-name="P1">update-manager</text:p>
      <text:p text:style-name="P1">update-manager-core</text:p>
      <text:p text:style-name="P1">update-manager-kde</text:p>
      <text:p text:style-name="P1">update-notifier</text:p>
      <text:p text:style-name="P1">update-notifier-common</text:p>
      <text:p text:style-name="P1">upower</text:p>
      <text:p text:style-name="P1">upstart</text:p>
      <text:p text:style-name="P1">ure</text:p>
      <text:p text:style-name="P1">ureadahead</text:p>
      <text:p text:style-name="P1">usb-creator-common</text:p>
      <text:p text:style-name="P1">usb-creator-gtk</text:p>
      <text:p text:style-name="P1">usb-creator-kde</text:p>
      <text:p text:style-name="P1">usb-modeswitch</text:p>
      <text:p text:style-name="P1">usb-modeswitch-data</text:p>
      <text:p text:style-name="P1">usbmuxd</text:p>
      <text:p text:style-name="P1">usbutils</text:p>
      <text:p text:style-name="P1">userconfig</text:p>
      <text:p text:style-name="P1">util-linux</text:p>
      <text:p text:style-name="P1">uuid-runtime</text:p>
      <text:p text:style-name="P1">vbetool</text:p>
      <text:p text:style-name="P1">vim-common</text:p>
      <text:p text:style-name="P1">vim-tiny</text:p>
      <text:p text:style-name="P1">vinagre</text:p>
      <text:p text:style-name="P1">vino</text:p>
      <text:p text:style-name="P1">virtualbox-4.0</text:p>
      <text:p text:style-name="P1">virtuoso-minimal</text:p>
      <text:p text:style-name="P1">virtuoso-opensource-6.1-bin</text:p>
      <text:p text:style-name="P1">virtuoso-opensource-6.1-common</text:p>
      <text:p text:style-name="P1">visualvm</text:p>
      <text:p text:style-name="P1">w3m</text:p>
      <text:p text:style-name="P1">wcatalan</text:p>
      <text:p text:style-name="P1">wdiff</text:p>
      <text:p text:style-name="P1">wget</text:p>
      <text:p text:style-name="P1">whiptail</text:p>
      <text:p text:style-name="P1">whois</text:p>
      <text:p text:style-name="P1">winbind</text:p>
      <text:p text:style-name="P1">winff</text:p>
      <text:p text:style-name="P1">winff-doc</text:p>
      <text:p text:style-name="P1">wireless-crda</text:p>
      <text:p text:style-name="P1">wireless-tools</text:p>
      <text:p text:style-name="P1">wireshark</text:p>
      <text:p text:style-name="P1">wireshark-common</text:p>
      <text:p text:style-name="P1">wodim</text:p>
      <text:p text:style-name="P1">wpasupplicant</text:p>
      <text:p text:style-name="P1">wqy-zenhei</text:p>
      <text:p text:style-name="P1">x-ttcidfont-conf</text:p>
      <text:p text:style-name="P1">x11-apps</text:p>
      <text:p text:style-name="P1">x11-common</text:p>
      <text:p text:style-name="P1">x11-session-utils</text:p>
      <text:p text:style-name="P1">x11-utils</text:p>
      <text:p text:style-name="P1">x11-xfs-utils</text:p>
      <text:p text:style-name="P1">x11-xkb-utils</text:p>
      <text:p text:style-name="P1">x11-xserver-utils</text:p>
      <text:p text:style-name="P1">x11proto-composite-dev</text:p>
      <text:p text:style-name="P1">x11proto-core-dev</text:p>
      <text:p text:style-name="P1">x11proto-damage-dev</text:p>
      <text:p text:style-name="P1">x11proto-fixes-dev</text:p>
      <text:p text:style-name="P1">x11proto-input-dev</text:p>
      <text:p text:style-name="P1">x11proto-kb-dev</text:p>
      <text:p text:style-name="P1">x11proto-randr-dev</text:p>
      <text:p text:style-name="P1">x11proto-render-dev</text:p>
      <text:p text:style-name="P1">x11proto-scrnsaver-dev</text:p>
      <text:p text:style-name="P1">x11proto-xext-dev</text:p>
      <text:p text:style-name="P1">x11proto-xinerama-dev</text:p>
      <text:p text:style-name="P1">xauth</text:p>
      <text:p text:style-name="P1">xaw3dg</text:p>
      <text:p text:style-name="P1">xbase-clients</text:p>
      <text:p text:style-name="P1">xbitmaps</text:p>
      <text:p text:style-name="P1">xcursor-themes</text:p>
      <text:p text:style-name="P1">xdg-user-dirs</text:p>
      <text:p text:style-name="P1">xdg-user-dirs-gtk</text:p>
      <text:p text:style-name="P1">xdg-utils</text:p>
      <text:p text:style-name="P1">xfconf</text:p>
      <text:p text:style-name="P1">xfig</text:p>
      <text:p text:style-name="P1">xfonts-100dpi</text:p>
      <text:p text:style-name="P1">xfonts-75dpi</text:p>
      <text:p text:style-name="P1">xfonts-base</text:p>
      <text:p text:style-name="P1">xfonts-encodings</text:p>
      <text:p text:style-name="P1">xfonts-mathml</text:p>
      <text:p text:style-name="P1">xfonts-scalable</text:p>
      <text:p text:style-name="P1">xfonts-utils</text:p>
      <text:p text:style-name="P1">xfonts-wqy</text:p>
      <text:p text:style-name="P1">xinit</text:p>
      <text:p text:style-name="P1">xinput</text:p>
      <text:p text:style-name="P1">xkb-data</text:p>
      <text:p text:style-name="P1">xml-core</text:p>
      <text:p text:style-name="P1">xorg</text:p>
      <text:p text:style-name="P1">xorg-docs-core</text:p>
      <text:p text:style-name="P1">xpdf-common</text:p>
      <text:p text:style-name="P1">xpdf-utils</text:p>
      <text:p text:style-name="P1">xscreensaver-data</text:p>
      <text:p text:style-name="P1">xscreensaver-gl</text:p>
      <text:p text:style-name="P1">xserver-common</text:p>
      <text:p text:style-name="P1">xserver-xephyr</text:p>
      <text:p text:style-name="P1">xserver-xorg</text:p>
      <text:p text:style-name="P1">xserver-xorg-core</text:p>
      <text:p text:style-name="P1">xserver-xorg-input-all</text:p>
      <text:p text:style-name="P1">xserver-xorg-input-evdev</text:p>
      <text:p text:style-name="P1">xserver-xorg-input-mouse</text:p>
      <text:p text:style-name="P1">xserver-xorg-input-synaptics</text:p>
      <text:p text:style-name="P1">xserver-xorg-input-vmmouse</text:p>
      <text:p text:style-name="P1">xserver-xorg-input-wacom</text:p>
      <text:p text:style-name="P1">xserver-xorg-video-all</text:p>
      <text:p text:style-name="P1">xserver-xorg-video-apm</text:p>
      <text:p text:style-name="P1">xserver-xorg-video-ark</text:p>
      <text:p text:style-name="P1">xserver-xorg-video-ati</text:p>
      <text:p text:style-name="P1">xserver-xorg-video-chips</text:p>
      <text:p text:style-name="P1">xserver-xorg-video-cirrus</text:p>
      <text:p text:style-name="P1">xserver-xorg-video-fbdev</text:p>
      <text:p text:style-name="P1">xserver-xorg-video-geode</text:p>
      <text:p text:style-name="P1">xserver-xorg-video-i128</text:p>
      <text:p text:style-name="P1">xserver-xorg-video-i740</text:p>
      <text:p text:style-name="P1">xserver-xorg-video-intel</text:p>
      <text:p text:style-name="P1">xserver-xorg-video-mach64</text:p>
      <text:p text:style-name="P1">xserver-xorg-video-mga</text:p>
      <text:p text:style-name="P1">xserver-xorg-video-neomagic</text:p>
      <text:p text:style-name="P1">xserver-xorg-video-nouveau</text:p>
      <text:p text:style-name="P1">xserver-xorg-video-nv</text:p>
      <text:p text:style-name="P1">xserver-xorg-video-openchrome</text:p>
      <text:p text:style-name="P1">xserver-xorg-video-r128</text:p>
      <text:p text:style-name="P1">xserver-xorg-video-radeon</text:p>
      <text:p text:style-name="P1">xserver-xorg-video-rendition</text:p>
      <text:p text:style-name="P1">xserver-xorg-video-s3</text:p>
      <text:p text:style-name="P1">xserver-xorg-video-s3virge</text:p>
      <text:p text:style-name="P1">xserver-xorg-video-savage</text:p>
      <text:p text:style-name="P1">xserver-xorg-video-siliconmotion</text:p>
      <text:p text:style-name="P1">xserver-xorg-video-sis</text:p>
      <text:p text:style-name="P1">xserver-xorg-video-sisusb</text:p>
      <text:p text:style-name="P1">xserver-xorg-video-tdfx</text:p>
      <text:p text:style-name="P1">xserver-xorg-video-trident</text:p>
      <text:p text:style-name="P1">xserver-xorg-video-tseng</text:p>
      <text:p text:style-name="P1">xserver-xorg-video-vesa</text:p>
      <text:p text:style-name="P1">xserver-xorg-video-vmware</text:p>
      <text:p text:style-name="P1">xserver-xorg-video-voodoo</text:p>
      <text:p text:style-name="P1">xsltproc</text:p>
      <text:p text:style-name="P1">xterm</text:p>
      <text:p text:style-name="P1">xtightvncviewer</text:p>
      <text:p text:style-name="P1">xtrans-dev</text:p>
      <text:p text:style-name="P1">xul-ext-ubufox</text:p>
      <text:p text:style-name="P1">xulrunner-1.9.2</text:p>
      <text:p text:style-name="P1">xutils-dev</text:p>
      <text:p text:style-name="P1">xz-utils</text:p>
      <text:p text:style-name="P1">yelp</text:p>
      <text:p text:style-name="P1">zeitgeist-core</text:p>
      <text:p text:style-name="P1">zenity</text:p>
      <text:p text:style-name="P1">zip</text:p>
      <text:p text:style-name="P1">zlib1g</text:p>
      <text:p text:style-name="P1">zlib1g-de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DejaVu Serif Condensed" fo:font-size="12pt" fo:language="en" fo:country="US" style:letter-kerning="true" style:font-name-asian="文泉驿正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" fo:font-size="14pt" style:font-name-asian="文泉驿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background-image/>
        <style:columns fo:column-count="6" fo:column-gap="0in">
          <style:column style:rel-width="1662*" fo:start-indent="0in" fo:end-indent="0in"/>
          <style:column style:rel-width="1662*" fo:start-indent="0in" fo:end-indent="0in"/>
          <style:column style:rel-width="1662*" fo:start-indent="0in" fo:end-indent="0in"/>
          <style:column style:rel-width="1662*" fo:start-indent="0in" fo:end-indent="0in"/>
          <style:column style:rel-width="1662*" fo:start-indent="0in" fo:end-indent="0in"/>
          <style:column style:rel-width="1662*" fo:start-indent="0in" fo:end-indent="0in"/>
        </style:columns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uyichao </meta:initial-creator>
    <meta:creation-date>2011-03-08T23:41:15</meta:creation-date>
    <dc:date>2011-03-08T23:50:31</dc:date>
    <dc:creator>yuyichao </dc:creator>
    <meta:editing-duration>PT9M17S</meta:editing-duration>
    <meta:editing-cycles>2</meta:editing-cycles>
    <meta:generator>LibreOffice/3.3$Linux LibreOffice_project/330m19$Build-8</meta:generator>
    <meta:document-statistic meta:table-count="0" meta:image-count="0" meta:object-count="0" meta:page-count="5" meta:paragraph-count="2479" meta:word-count="2479" meta:character-count="35240"/>
  </office:meta>
</office:document-meta>
</file>